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3000000A3E2943FBC.png" manifest:media-type="image/png"/>
  <manifest:file-entry manifest:full-path="Pictures/100000010000077E00000436D72BB3F4.png" manifest:media-type="image/png"/>
  <manifest:file-entry manifest:full-path="Pictures/10000001000002AF000002AF5CB6E65F.png" manifest:media-type="image/png"/>
  <manifest:file-entry manifest:full-path="Pictures/100000010000018400000184ABB11A0F.png" manifest:media-type="image/png"/>
  <manifest:file-entry manifest:full-path="Pictures/10000001000001070000010777EA4F0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1489" style:repeat="stretch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solid" draw:fill-color="#ffc000" draw:opacity="100%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3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3-Layout2-obj-Title-and-Conten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solid" draw:fill-color="#ffc000" draw:opacity="100%"/>
      <style:paragraph-properties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style:paragraph-properties fo:margin-left="0.953cm" fo:margin-right="0cm" fo:margin-top="0.353cm" fo:margin-bottom="0cm" fo:line-height="100%" fo:text-align="start" fo:text-indent="-0.953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variant="normal" fo:text-transform="none" fo:color="#84100e" loext:opacity="100%" style:text-line-through-style="none" style:text-line-through-type="none" style:text-position="0% 100%" style:font-name="Times New Roman" fo:font-size="20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0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" style:family="text">
      <style:text-properties fo:font-variant="normal" fo:text-transform="none" fo:color="#f0d47f" loext:opacity="100%" style:text-line-through-style="none" style:text-line-through-type="none" style:text-position="0% 100%" style:font-name="Times New Roman" fo:font-size="20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" style:family="text">
      <style:text-properties fo:font-variant="normal" fo:text-transform="none" fo:color="#9e5e9b" loext:opacity="100%" style:text-line-through-style="none" style:text-line-through-type="none" style:text-position="0% 100%" style:font-name="Times New Roman" fo:font-size="20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fo:background-color="#800080" style:font-size-asian="20pt" style:font-style-asian="normal" style:font-weight-asian="normal" style:font-name-complex="Times New Roman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009cm" text:min-label-width="0.953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NonConvertableFont</text:span></text:p>
          </draw:text-box>
        </draw:frame>
        <draw:frame draw:name="Subtitle 2" presentation:style-name="pr2" draw:text-style-name="P4" draw:layer="layout" svg:width="25.4cm" svg:height="4.599cm" svg:x="4.233cm" svg:y="10.006cm" presentation:class="subtitle">
          <draw:text-box>
            <text:p text:style-name="P3"><text:span text:style-name="T2">NonConvertableFo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3-Layout2-obj-Title-and-Content" presentation:presentation-page-layout-name="AL2T18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6"><text:span text:style-name="T3">Century Gothic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>
          <draw:text-box>
            <text:list text:style-name="L3">
              <text:list-item>
                <text:p text:style-name="P7"><text:span text:style-name="T4">Times</text:span><text:span text:style-name="T5"> </text:span><text:span text:style-name="T6">New</text:span><text:span text:style-name="T5"> </text:span><text:span text:style-name="T7">Roman</text:span></text:p>
              </text:list-item>
              <text:list-item>
                <text:p text:style-name="P7"><text:span text:style-name="T8">Highligh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t_20_blå" draw:display-name="Fylt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t_20_grøn" draw:display-name="Fylt grø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t_20_gul" draw:display-name="Fylt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t_20_rød" draw:display-name="Fylt rø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1031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056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077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123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156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189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218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257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286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337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400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1442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764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805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834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876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905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gradient draw:name="a964" draw:style="radial" draw:cx="50%" draw:cy="50%" draw:start-color="#50b9c1" draw:end-color="#50b9c1" draw:start-intensity="6%" draw:end-intensity="7%" draw:border="0%">
      <loext:gradient-stop svg:offset="0" loext:color-type="rgb" loext:color-value="#50b9c1"/>
      <loext:gradient-stop svg:offset="1" loext:color-type="rgb" loext:color-value="#50b9c1"/>
    </draw:gradient>
    <draw:fill-image draw:name="a1027" xlink:href="Pictures/100000010000077E00000436D72BB3F4.png" xlink:type="simple" xlink:show="embed" xlink:actuate="onLoad"/>
    <draw:fill-image draw:name="a1052" xlink:href="Pictures/100000010000077E00000436D72BB3F4.png" xlink:type="simple" xlink:show="embed" xlink:actuate="onLoad"/>
    <draw:fill-image draw:name="a1073" xlink:href="Pictures/100000010000077E00000436D72BB3F4.png" xlink:type="simple" xlink:show="embed" xlink:actuate="onLoad"/>
    <draw:fill-image draw:name="a1119" xlink:href="Pictures/100000010000077E00000436D72BB3F4.png" xlink:type="simple" xlink:show="embed" xlink:actuate="onLoad"/>
    <draw:fill-image draw:name="a1152" xlink:href="Pictures/100000010000077E00000436D72BB3F4.png" xlink:type="simple" xlink:show="embed" xlink:actuate="onLoad"/>
    <draw:fill-image draw:name="a1185" xlink:href="Pictures/100000010000077E00000436D72BB3F4.png" xlink:type="simple" xlink:show="embed" xlink:actuate="onLoad"/>
    <draw:fill-image draw:name="a1214" xlink:href="Pictures/100000010000077E00000436D72BB3F4.png" xlink:type="simple" xlink:show="embed" xlink:actuate="onLoad"/>
    <draw:fill-image draw:name="a1253" xlink:href="Pictures/100000010000077E00000436D72BB3F4.png" xlink:type="simple" xlink:show="embed" xlink:actuate="onLoad"/>
    <draw:fill-image draw:name="a1282" xlink:href="Pictures/100000010000077E00000436D72BB3F4.png" xlink:type="simple" xlink:show="embed" xlink:actuate="onLoad"/>
    <draw:fill-image draw:name="a1333" xlink:href="Pictures/100000010000077E00000436D72BB3F4.png" xlink:type="simple" xlink:show="embed" xlink:actuate="onLoad"/>
    <draw:fill-image draw:name="a1396" xlink:href="Pictures/100000010000077E00000436D72BB3F4.png" xlink:type="simple" xlink:show="embed" xlink:actuate="onLoad"/>
    <draw:fill-image draw:name="a1438" xlink:href="Pictures/100000010000077E00000436D72BB3F4.png" xlink:type="simple" xlink:show="embed" xlink:actuate="onLoad"/>
    <draw:fill-image draw:name="a1489" xlink:href="Pictures/100000010000077E00000436D72BB3F4.png" xlink:type="simple" xlink:show="embed" xlink:actuate="onLoad"/>
    <draw:fill-image draw:name="a760" xlink:href="Pictures/100000010000077E00000436D72BB3F4.png" xlink:type="simple" xlink:show="embed" xlink:actuate="onLoad"/>
    <draw:fill-image draw:name="a801" xlink:href="Pictures/100000010000077E00000436D72BB3F4.png" xlink:type="simple" xlink:show="embed" xlink:actuate="onLoad"/>
    <draw:fill-image draw:name="a830" xlink:href="Pictures/100000010000077E00000436D72BB3F4.png" xlink:type="simple" xlink:show="embed" xlink:actuate="onLoad"/>
    <draw:fill-image draw:name="a872" xlink:href="Pictures/100000010000077E00000436D72BB3F4.png" xlink:type="simple" xlink:show="embed" xlink:actuate="onLoad"/>
    <draw:fill-image draw:name="a901" xlink:href="Pictures/100000010000077E00000436D72BB3F4.png" xlink:type="simple" xlink:show="embed" xlink:actuate="onLoad"/>
    <draw:fill-image draw:name="a960" xlink:href="Pictures/100000010000077E00000436D72BB3F4.png" xlink:type="simple" xlink:show="embed" xlink:actuate="onLoad"/>
    <draw:marker draw:name="Arrow" svg:viewBox="0 0 20 30" svg:d="M10 0l-10 30h20z"/>
    <style:default-style style:family="graphic">
      <style:graphic-properties draw:stroke="solid" svg:stroke-width="0.053cm" svg:stroke-color="#480403" svg:stroke-linecap="round" draw:fill-color="#b0151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Fylt"/>
    </style:style>
    <style:style style:name="Filled_20_Blue" style:display-name="Filled Blue" style:family="graphic" style:parent-style-name="Filled">
      <style:graphic-properties draw:fill-gradient-name="Fyl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1_5f_Custom-Design-background" style:display-name="Master1-1_Custom-Design-background" style:family="presentation">
      <style:graphic-properties draw:stroke="none" draw:fill="solid" draw:fill-color="#ffffff" draw:opacity="100%"/>
      <style:text-properties style:letter-kerning="true"/>
    </style:style>
    <style:style style:name="Master1-1_5f_Custom-Design-backgroundobjects" style:display-name="Master1-1_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1_5f_Custom-Design-notes" style:display-name="Master1-1_Custom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1_5f_Custom-Design-outline1" style:display-name="Master1-1_Custom-Design-outline1" style:family="presentation">
      <style:graphic-properties draw:stroke="none" draw:fill="none" draw:auto-grow-height="false" draw:fit-to-size="false" style:shrink-to-fit="true">
        <text:list-style style:name="Master1-1_5f_Custom-Design-outline1" style:display-name="Master1-1_Custom-Desig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Custom-Design-outline2" style:display-name="Master1-1_Custom-Design-outline2" style:family="presentation" style:parent-style-name="Master1-1_5f_Custom-Design-outline1">
      <style:paragraph-properties fo:margin-top="0.4cm" fo:margin-bottom="0cm"/>
      <style:text-properties fo:font-size="28pt" style:font-size-asian="28pt" style:font-size-complex="28pt"/>
    </style:style>
    <style:style style:name="Master1-1_5f_Custom-Design-outline3" style:display-name="Master1-1_Custom-Design-outline3" style:family="presentation" style:parent-style-name="Master1-1_5f_Custom-Design-outline2">
      <style:paragraph-properties fo:margin-top="0.3cm" fo:margin-bottom="0cm"/>
      <style:text-properties fo:font-size="24pt" style:font-size-asian="24pt" style:font-size-complex="24pt"/>
    </style:style>
    <style:style style:name="Master1-1_5f_Custom-Design-outline4" style:display-name="Master1-1_Custom-Design-outline4" style:family="presentation" style:parent-style-name="Master1-1_5f_Custom-Design-outline3">
      <style:paragraph-properties fo:margin-top="0.2cm" fo:margin-bottom="0cm"/>
      <style:text-properties fo:font-size="20pt" style:font-size-asian="20pt" style:font-size-complex="20pt"/>
    </style:style>
    <style:style style:name="Master1-1_5f_Custom-Design-outline5" style:display-name="Master1-1_Custom-Design-outline5" style:family="presentation" style:parent-style-name="Master1-1_5f_Custom-Design-outline4">
      <style:paragraph-properties fo:margin-top="0.1cm" fo:margin-bottom="0cm"/>
      <style:text-properties fo:font-size="20pt" style:font-size-asian="20pt" style:font-size-complex="20pt"/>
    </style:style>
    <style:style style:name="Master1-1_5f_Custom-Design-outline6" style:display-name="Master1-1_Custom-Design-outline6" style:family="presentation" style:parent-style-name="Master1-1_5f_Custom-Design-outline5">
      <style:paragraph-properties fo:margin-top="0.1cm" fo:margin-bottom="0cm"/>
      <style:text-properties fo:font-size="20pt" style:font-size-asian="20pt" style:font-size-complex="20pt"/>
    </style:style>
    <style:style style:name="Master1-1_5f_Custom-Design-outline7" style:display-name="Master1-1_Custom-Design-outline7" style:family="presentation" style:parent-style-name="Master1-1_5f_Custom-Design-outline6">
      <style:paragraph-properties fo:margin-top="0.1cm" fo:margin-bottom="0cm"/>
      <style:text-properties fo:font-size="20pt" style:font-size-asian="20pt" style:font-size-complex="20pt"/>
    </style:style>
    <style:style style:name="Master1-1_5f_Custom-Design-outline8" style:display-name="Master1-1_Custom-Design-outline8" style:family="presentation" style:parent-style-name="Master1-1_5f_Custom-Design-outline7">
      <style:paragraph-properties fo:margin-top="0.1cm" fo:margin-bottom="0cm"/>
      <style:text-properties fo:font-size="20pt" style:font-size-asian="20pt" style:font-size-complex="20pt"/>
    </style:style>
    <style:style style:name="Master1-1_5f_Custom-Design-outline9" style:display-name="Master1-1_Custom-Design-outline9" style:family="presentation" style:parent-style-name="Master1-1_5f_Custom-Design-outline8">
      <style:paragraph-properties fo:margin-top="0.1cm" fo:margin-bottom="0cm"/>
      <style:text-properties fo:font-size="20pt" style:font-size-asian="20pt" style:font-size-complex="20pt"/>
    </style:style>
    <style:style style:name="Master1-1_5f_Custom-Design-subtitle" style:display-name="Master1-1_Custom-Design-subtitle" style:family="presentation">
      <style:graphic-properties draw:stroke="none" draw:fill="none" draw:textarea-vertical-align="middle">
        <text:list-style style:name="Master1-1_5f_Custom-Design-subtitle" style:display-name="Master1-1_Custom-Desig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Custom-Design-title" style:display-name="Master1-1_Custom-Design-title" style:family="presentation">
      <style:graphic-properties draw:stroke="none" draw:fill="none" draw:textarea-vertical-align="middle">
        <text:list-style style:name="Master1-1_5f_Custom-Design-title" style:display-name="Master1-1_Custom-Desig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Custom-Design-background" style:family="presentation">
      <style:graphic-properties draw:stroke="none" draw:fill="solid" draw:fill-color="#ffffff" draw:opacity="100%"/>
      <style:text-properties style:letter-kerning="true"/>
    </style:style>
    <style:style style:name="Master2-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Custom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Custom-Design-outline1" style:family="presentation">
      <style:graphic-properties draw:stroke="none" draw:fill="none" draw:auto-grow-height="false" draw:fit-to-size="false" style:shrink-to-fit="true">
        <text:list-style style:name="Master2-Custom-Desig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ustom-Design-outline2" style:family="presentation" style:parent-style-name="Master2-Custom-Design-outline1">
      <style:paragraph-properties fo:margin-top="0.4cm" fo:margin-bottom="0cm"/>
      <style:text-properties fo:font-size="28pt" style:font-size-asian="28pt" style:font-size-complex="28pt"/>
    </style:style>
    <style:style style:name="Master2-Custom-Design-outline3" style:family="presentation" style:parent-style-name="Master2-Custom-Design-outline2">
      <style:paragraph-properties fo:margin-top="0.3cm" fo:margin-bottom="0cm"/>
      <style:text-properties fo:font-size="24pt" style:font-size-asian="24pt" style:font-size-complex="24pt"/>
    </style:style>
    <style:style style:name="Master2-Custom-Design-outline4" style:family="presentation" style:parent-style-name="Master2-Custom-Design-outline3">
      <style:paragraph-properties fo:margin-top="0.2cm" fo:margin-bottom="0cm"/>
      <style:text-properties fo:font-size="20pt" style:font-size-asian="20pt" style:font-size-complex="20pt"/>
    </style:style>
    <style:style style:name="Master2-Custom-Design-outline5" style:family="presentation" style:parent-style-name="Master2-Custom-Design-outline4">
      <style:paragraph-properties fo:margin-top="0.1cm" fo:margin-bottom="0cm"/>
      <style:text-properties fo:font-size="20pt" style:font-size-asian="20pt" style:font-size-complex="20pt"/>
    </style:style>
    <style:style style:name="Master2-Custom-Design-outline6" style:family="presentation" style:parent-style-name="Master2-Custom-Design-outline5">
      <style:paragraph-properties fo:margin-top="0.1cm" fo:margin-bottom="0cm"/>
      <style:text-properties fo:font-size="20pt" style:font-size-asian="20pt" style:font-size-complex="20pt"/>
    </style:style>
    <style:style style:name="Master2-Custom-Design-outline7" style:family="presentation" style:parent-style-name="Master2-Custom-Design-outline6">
      <style:paragraph-properties fo:margin-top="0.1cm" fo:margin-bottom="0cm"/>
      <style:text-properties fo:font-size="20pt" style:font-size-asian="20pt" style:font-size-complex="20pt"/>
    </style:style>
    <style:style style:name="Master2-Custom-Design-outline8" style:family="presentation" style:parent-style-name="Master2-Custom-Design-outline7">
      <style:paragraph-properties fo:margin-top="0.1cm" fo:margin-bottom="0cm"/>
      <style:text-properties fo:font-size="20pt" style:font-size-asian="20pt" style:font-size-complex="20pt"/>
    </style:style>
    <style:style style:name="Master2-Custom-Design-outline9" style:family="presentation" style:parent-style-name="Master2-Custom-Design-outline8">
      <style:paragraph-properties fo:margin-top="0.1cm" fo:margin-bottom="0cm"/>
      <style:text-properties fo:font-size="20pt" style:font-size-asian="20pt" style:font-size-complex="20pt"/>
    </style:style>
    <style:style style:name="Master2-Custom-Design-subtitle" style:family="presentation">
      <style:graphic-properties draw:stroke="none" draw:fill="none" draw:textarea-vertical-align="middle">
        <text:list-style style:name="Master2-Custom-Desig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ustom-Design-title" style:family="presentation">
      <style:graphic-properties draw:stroke="none" draw:fill="none" draw:textarea-vertical-align="middle">
        <text:list-style style:name="Master2-Custom-Desig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Ion-background" style:family="presentation">
      <style:graphic-properties draw:stroke="none" draw:fill="bitmap" draw:fill-image-name="a760" style:repeat="stretch"/>
      <style:text-properties style:letter-kerning="true"/>
    </style:style>
    <style:style style:name="Master3-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Ion-outline1" style:family="presentation">
      <style:graphic-properties draw:stroke="none" draw:fill="none" draw:auto-grow-height="false" draw:fit-to-size="false" style:shrink-to-fit="true">
        <text:list-style style:name="Master3-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Ion-outline2" style:family="presentation" style:parent-style-name="Master3-Ion-outline1">
      <style:paragraph-properties fo:margin-top="0.4cm" fo:margin-bottom="0cm"/>
      <style:text-properties fo:font-size="28pt" style:font-size-asian="28pt" style:font-size-complex="28pt"/>
    </style:style>
    <style:style style:name="Master3-Ion-outline3" style:family="presentation" style:parent-style-name="Master3-Ion-outline2">
      <style:paragraph-properties fo:margin-top="0.3cm" fo:margin-bottom="0cm"/>
      <style:text-properties fo:font-size="24pt" style:font-size-asian="24pt" style:font-size-complex="24pt"/>
    </style:style>
    <style:style style:name="Master3-Ion-outline4" style:family="presentation" style:parent-style-name="Master3-Ion-outline3">
      <style:paragraph-properties fo:margin-top="0.2cm" fo:margin-bottom="0cm"/>
      <style:text-properties fo:font-size="20pt" style:font-size-asian="20pt" style:font-size-complex="20pt"/>
    </style:style>
    <style:style style:name="Master3-Ion-outline5" style:family="presentation" style:parent-style-name="Master3-Ion-outline4">
      <style:paragraph-properties fo:margin-top="0.1cm" fo:margin-bottom="0cm"/>
      <style:text-properties fo:font-size="20pt" style:font-size-asian="20pt" style:font-size-complex="20pt"/>
    </style:style>
    <style:style style:name="Master3-Ion-outline6" style:family="presentation" style:parent-style-name="Master3-Ion-outline5">
      <style:paragraph-properties fo:margin-top="0.1cm" fo:margin-bottom="0cm"/>
      <style:text-properties fo:font-size="20pt" style:font-size-asian="20pt" style:font-size-complex="20pt"/>
    </style:style>
    <style:style style:name="Master3-Ion-outline7" style:family="presentation" style:parent-style-name="Master3-Ion-outline6">
      <style:paragraph-properties fo:margin-top="0.1cm" fo:margin-bottom="0cm"/>
      <style:text-properties fo:font-size="20pt" style:font-size-asian="20pt" style:font-size-complex="20pt"/>
    </style:style>
    <style:style style:name="Master3-Ion-outline8" style:family="presentation" style:parent-style-name="Master3-Ion-outline7">
      <style:paragraph-properties fo:margin-top="0.1cm" fo:margin-bottom="0cm"/>
      <style:text-properties fo:font-size="20pt" style:font-size-asian="20pt" style:font-size-complex="20pt"/>
    </style:style>
    <style:style style:name="Master3-Ion-outline9" style:family="presentation" style:parent-style-name="Master3-Ion-outline8">
      <style:paragraph-properties fo:margin-top="0.1cm" fo:margin-bottom="0cm"/>
      <style:text-properties fo:font-size="20pt" style:font-size-asian="20pt" style:font-size-complex="20pt"/>
    </style:style>
    <style:style style:name="Master3-Ion-subtitle" style:family="presentation">
      <style:graphic-properties draw:stroke="none" draw:fill="none" draw:textarea-vertical-align="middle">
        <text:list-style style:name="Master3-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Ion-title" style:family="presentation">
      <style:graphic-properties draw:stroke="none" draw:fill="none" draw:textarea-vertical-align="middle">
        <text:list-style style:name="Master3-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bitmap" draw:fill-image-name="a801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bitmap" draw:fill-image-name="a830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bitmap" draw:fill-image-name="a872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bitmap" draw:fill-image-name="a901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bitmap" draw:fill-image-name="a960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bitmap" draw:fill-image-name="a1027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bitmap" draw:fill-image-name="a1052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bitmap" draw:fill-image-name="a1073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bitmap" draw:fill-image-name="a1119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cust-Panoramic-Picture-with-Caption-background" style:family="presentation">
      <style:graphic-properties draw:stroke="none" draw:fill="bitmap" draw:fill-image-name="a1152" style:repeat="stretch"/>
      <style:text-properties style:letter-kerning="true"/>
    </style:style>
    <style:style style:name="Master3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cust-Panoramic-Picture-with-Caption-outline1" style:family="presentation">
      <style:graphic-properties draw:stroke="none" draw:fill="none" draw:auto-grow-height="false" draw:fit-to-size="false" style:shrink-to-fit="true">
        <text:list-style style:name="Master3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cust-Panoramic-Picture-with-Caption-outline2" style:family="presentation" style:parent-style-name="Master3-Layout10-cust-Panoramic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10-cust-Panoramic-Picture-with-Caption-outline3" style:family="presentation" style:parent-style-name="Master3-Layout10-cust-Panoramic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10-cust-Panoramic-Picture-with-Caption-outline4" style:family="presentation" style:parent-style-name="Master3-Layout10-cust-Panoramic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10-cust-Panoramic-Picture-with-Caption-outline5" style:family="presentation" style:parent-style-name="Master3-Layout10-cust-Panoramic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10-cust-Panoramic-Picture-with-Caption-outline6" style:family="presentation" style:parent-style-name="Master3-Layout10-cust-Panoramic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10-cust-Panoramic-Picture-with-Caption-outline7" style:family="presentation" style:parent-style-name="Master3-Layout10-cust-Panoramic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10-cust-Panoramic-Picture-with-Caption-outline8" style:family="presentation" style:parent-style-name="Master3-Layout10-cust-Panoramic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10-cust-Panoramic-Picture-with-Caption-outline9" style:family="presentation" style:parent-style-name="Master3-Layout10-cust-Panoramic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10-cust-Panoramic-Picture-with-Caption-subtitle" style:family="presentation">
      <style:graphic-properties draw:stroke="none" draw:fill="none" draw:textarea-vertical-align="middle">
        <text:list-style style:name="Master3-Layout10-cust-Panoramic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cust-Panoramic-Picture-with-Caption-title" style:family="presentation">
      <style:graphic-properties draw:stroke="none" draw:fill="none" draw:textarea-vertical-align="middle">
        <text:list-style style:name="Master3-Layout10-cust-Panoramic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cust-Title-and-Caption-background" style:family="presentation">
      <style:graphic-properties draw:stroke="none" draw:fill="bitmap" draw:fill-image-name="a1185" style:repeat="stretch"/>
      <style:text-properties style:letter-kerning="true"/>
    </style:style>
    <style:style style:name="Master3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cust-Title-and-Caption-outline1" style:family="presentation">
      <style:graphic-properties draw:stroke="none" draw:fill="none" draw:auto-grow-height="false" draw:fit-to-size="false" style:shrink-to-fit="true">
        <text:list-style style:name="Master3-Layout11-cust-Title-and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cust-Title-and-Caption-outline2" style:family="presentation" style:parent-style-name="Master3-Layout11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3-Layout11-cust-Title-and-Caption-outline3" style:family="presentation" style:parent-style-name="Master3-Layout11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3-Layout11-cust-Title-and-Caption-outline4" style:family="presentation" style:parent-style-name="Master3-Layout11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3-Layout11-cust-Title-and-Caption-outline5" style:family="presentation" style:parent-style-name="Master3-Layout11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3-Layout11-cust-Title-and-Caption-outline6" style:family="presentation" style:parent-style-name="Master3-Layout11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3-Layout11-cust-Title-and-Caption-outline7" style:family="presentation" style:parent-style-name="Master3-Layout11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3-Layout11-cust-Title-and-Caption-outline8" style:family="presentation" style:parent-style-name="Master3-Layout11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3-Layout11-cust-Title-and-Caption-outline9" style:family="presentation" style:parent-style-name="Master3-Layout11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3-Layout11-cust-Title-and-Caption-subtitle" style:family="presentation">
      <style:graphic-properties draw:stroke="none" draw:fill="none" draw:textarea-vertical-align="middle">
        <text:list-style style:name="Master3-Layout11-cust-Title-and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cust-Title-and-Caption-title" style:family="presentation">
      <style:graphic-properties draw:stroke="none" draw:fill="none" draw:textarea-vertical-align="middle">
        <text:list-style style:name="Master3-Layout11-cust-Title-and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2-cust-Quote-with-Caption-background" style:family="presentation">
      <style:graphic-properties draw:stroke="none" draw:fill="bitmap" draw:fill-image-name="a1214" style:repeat="stretch"/>
      <style:text-properties style:letter-kerning="true"/>
    </style:style>
    <style:style style:name="Master3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2-cust-Quote-with-Caption-outline1" style:family="presentation">
      <style:graphic-properties draw:stroke="none" draw:fill="none" draw:auto-grow-height="false" draw:fit-to-size="false" style:shrink-to-fit="true">
        <text:list-style style:name="Master3-Layout12-cust-Quot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cust-Quote-with-Caption-outline2" style:family="presentation" style:parent-style-name="Master3-Layout12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12-cust-Quote-with-Caption-outline3" style:family="presentation" style:parent-style-name="Master3-Layout12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12-cust-Quote-with-Caption-outline4" style:family="presentation" style:parent-style-name="Master3-Layout12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12-cust-Quote-with-Caption-outline5" style:family="presentation" style:parent-style-name="Master3-Layout12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12-cust-Quote-with-Caption-outline6" style:family="presentation" style:parent-style-name="Master3-Layout12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12-cust-Quote-with-Caption-outline7" style:family="presentation" style:parent-style-name="Master3-Layout12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12-cust-Quote-with-Caption-outline8" style:family="presentation" style:parent-style-name="Master3-Layout12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12-cust-Quote-with-Caption-outline9" style:family="presentation" style:parent-style-name="Master3-Layout12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12-cust-Quote-with-Caption-subtitle" style:family="presentation">
      <style:graphic-properties draw:stroke="none" draw:fill="none" draw:textarea-vertical-align="middle">
        <text:list-style style:name="Master3-Layout12-cust-Quot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cust-Quote-with-Caption-title" style:family="presentation">
      <style:graphic-properties draw:stroke="none" draw:fill="none" draw:textarea-vertical-align="middle">
        <text:list-style style:name="Master3-Layout12-cust-Quot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3-cust-Name-Card-background" style:family="presentation">
      <style:graphic-properties draw:stroke="none" draw:fill="bitmap" draw:fill-image-name="a1253" style:repeat="stretch"/>
      <style:text-properties style:letter-kerning="true"/>
    </style:style>
    <style:style style:name="Master3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3-cust-Name-Card-outline1" style:family="presentation">
      <style:graphic-properties draw:stroke="none" draw:fill="none" draw:auto-grow-height="false" draw:fit-to-size="false" style:shrink-to-fit="true">
        <text:list-style style:name="Master3-Layout13-cust-Name-C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3-cust-Name-Card-outline2" style:family="presentation" style:parent-style-name="Master3-Layout13-cust-Name-Card-outline1">
      <style:paragraph-properties fo:margin-top="0.4cm" fo:margin-bottom="0cm"/>
      <style:text-properties fo:font-size="28pt" style:font-size-asian="28pt" style:font-size-complex="28pt"/>
    </style:style>
    <style:style style:name="Master3-Layout13-cust-Name-Card-outline3" style:family="presentation" style:parent-style-name="Master3-Layout13-cust-Name-Card-outline2">
      <style:paragraph-properties fo:margin-top="0.3cm" fo:margin-bottom="0cm"/>
      <style:text-properties fo:font-size="24pt" style:font-size-asian="24pt" style:font-size-complex="24pt"/>
    </style:style>
    <style:style style:name="Master3-Layout13-cust-Name-Card-outline4" style:family="presentation" style:parent-style-name="Master3-Layout13-cust-Name-Card-outline3">
      <style:paragraph-properties fo:margin-top="0.2cm" fo:margin-bottom="0cm"/>
      <style:text-properties fo:font-size="20pt" style:font-size-asian="20pt" style:font-size-complex="20pt"/>
    </style:style>
    <style:style style:name="Master3-Layout13-cust-Name-Card-outline5" style:family="presentation" style:parent-style-name="Master3-Layout13-cust-Name-Card-outline4">
      <style:paragraph-properties fo:margin-top="0.1cm" fo:margin-bottom="0cm"/>
      <style:text-properties fo:font-size="20pt" style:font-size-asian="20pt" style:font-size-complex="20pt"/>
    </style:style>
    <style:style style:name="Master3-Layout13-cust-Name-Card-outline6" style:family="presentation" style:parent-style-name="Master3-Layout13-cust-Name-Card-outline5">
      <style:paragraph-properties fo:margin-top="0.1cm" fo:margin-bottom="0cm"/>
      <style:text-properties fo:font-size="20pt" style:font-size-asian="20pt" style:font-size-complex="20pt"/>
    </style:style>
    <style:style style:name="Master3-Layout13-cust-Name-Card-outline7" style:family="presentation" style:parent-style-name="Master3-Layout13-cust-Name-Card-outline6">
      <style:paragraph-properties fo:margin-top="0.1cm" fo:margin-bottom="0cm"/>
      <style:text-properties fo:font-size="20pt" style:font-size-asian="20pt" style:font-size-complex="20pt"/>
    </style:style>
    <style:style style:name="Master3-Layout13-cust-Name-Card-outline8" style:family="presentation" style:parent-style-name="Master3-Layout13-cust-Name-Card-outline7">
      <style:paragraph-properties fo:margin-top="0.1cm" fo:margin-bottom="0cm"/>
      <style:text-properties fo:font-size="20pt" style:font-size-asian="20pt" style:font-size-complex="20pt"/>
    </style:style>
    <style:style style:name="Master3-Layout13-cust-Name-Card-outline9" style:family="presentation" style:parent-style-name="Master3-Layout13-cust-Name-Card-outline8">
      <style:paragraph-properties fo:margin-top="0.1cm" fo:margin-bottom="0cm"/>
      <style:text-properties fo:font-size="20pt" style:font-size-asian="20pt" style:font-size-complex="20pt"/>
    </style:style>
    <style:style style:name="Master3-Layout13-cust-Name-Card-subtitle" style:family="presentation">
      <style:graphic-properties draw:stroke="none" draw:fill="none" draw:textarea-vertical-align="middle">
        <text:list-style style:name="Master3-Layout13-cust-Name-C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3-cust-Name-Card-title" style:family="presentation">
      <style:graphic-properties draw:stroke="none" draw:fill="none" draw:textarea-vertical-align="middle">
        <text:list-style style:name="Master3-Layout13-cust-Name-C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4-cust-3-Column-background" style:family="presentation">
      <style:graphic-properties draw:stroke="none" draw:fill="bitmap" draw:fill-image-name="a1282" style:repeat="stretch"/>
      <style:text-properties style:letter-kerning="true"/>
    </style:style>
    <style:style style:name="Master3-Layout14-cust-3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4-cust-3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4-cust-3-Column-outline1" style:family="presentation">
      <style:graphic-properties draw:stroke="none" draw:fill="none" draw:auto-grow-height="false" draw:fit-to-size="false" style:shrink-to-fit="true">
        <text:list-style style:name="Master3-Layout14-cust-3-Colum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4-cust-3-Column-outline2" style:family="presentation" style:parent-style-name="Master3-Layout14-cust-3-Column-outline1">
      <style:paragraph-properties fo:margin-top="0.4cm" fo:margin-bottom="0cm"/>
      <style:text-properties fo:font-size="28pt" style:font-size-asian="28pt" style:font-size-complex="28pt"/>
    </style:style>
    <style:style style:name="Master3-Layout14-cust-3-Column-outline3" style:family="presentation" style:parent-style-name="Master3-Layout14-cust-3-Column-outline2">
      <style:paragraph-properties fo:margin-top="0.3cm" fo:margin-bottom="0cm"/>
      <style:text-properties fo:font-size="24pt" style:font-size-asian="24pt" style:font-size-complex="24pt"/>
    </style:style>
    <style:style style:name="Master3-Layout14-cust-3-Column-outline4" style:family="presentation" style:parent-style-name="Master3-Layout14-cust-3-Column-outline3">
      <style:paragraph-properties fo:margin-top="0.2cm" fo:margin-bottom="0cm"/>
      <style:text-properties fo:font-size="20pt" style:font-size-asian="20pt" style:font-size-complex="20pt"/>
    </style:style>
    <style:style style:name="Master3-Layout14-cust-3-Column-outline5" style:family="presentation" style:parent-style-name="Master3-Layout14-cust-3-Column-outline4">
      <style:paragraph-properties fo:margin-top="0.1cm" fo:margin-bottom="0cm"/>
      <style:text-properties fo:font-size="20pt" style:font-size-asian="20pt" style:font-size-complex="20pt"/>
    </style:style>
    <style:style style:name="Master3-Layout14-cust-3-Column-outline6" style:family="presentation" style:parent-style-name="Master3-Layout14-cust-3-Column-outline5">
      <style:paragraph-properties fo:margin-top="0.1cm" fo:margin-bottom="0cm"/>
      <style:text-properties fo:font-size="20pt" style:font-size-asian="20pt" style:font-size-complex="20pt"/>
    </style:style>
    <style:style style:name="Master3-Layout14-cust-3-Column-outline7" style:family="presentation" style:parent-style-name="Master3-Layout14-cust-3-Column-outline6">
      <style:paragraph-properties fo:margin-top="0.1cm" fo:margin-bottom="0cm"/>
      <style:text-properties fo:font-size="20pt" style:font-size-asian="20pt" style:font-size-complex="20pt"/>
    </style:style>
    <style:style style:name="Master3-Layout14-cust-3-Column-outline8" style:family="presentation" style:parent-style-name="Master3-Layout14-cust-3-Column-outline7">
      <style:paragraph-properties fo:margin-top="0.1cm" fo:margin-bottom="0cm"/>
      <style:text-properties fo:font-size="20pt" style:font-size-asian="20pt" style:font-size-complex="20pt"/>
    </style:style>
    <style:style style:name="Master3-Layout14-cust-3-Column-outline9" style:family="presentation" style:parent-style-name="Master3-Layout14-cust-3-Column-outline8">
      <style:paragraph-properties fo:margin-top="0.1cm" fo:margin-bottom="0cm"/>
      <style:text-properties fo:font-size="20pt" style:font-size-asian="20pt" style:font-size-complex="20pt"/>
    </style:style>
    <style:style style:name="Master3-Layout14-cust-3-Column-subtitle" style:family="presentation">
      <style:graphic-properties draw:stroke="none" draw:fill="none" draw:textarea-vertical-align="middle">
        <text:list-style style:name="Master3-Layout14-cust-3-Colum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4-cust-3-Column-title" style:family="presentation">
      <style:graphic-properties draw:stroke="none" draw:fill="none" draw:textarea-vertical-align="middle">
        <text:list-style style:name="Master3-Layout14-cust-3-Colum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5-cust-3-Picture-Column-background" style:family="presentation">
      <style:graphic-properties draw:stroke="none" draw:fill="bitmap" draw:fill-image-name="a1333" style:repeat="stretch"/>
      <style:text-properties style:letter-kerning="true"/>
    </style:style>
    <style:style style:name="Master3-Layout15-cust-3-Pictur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5-cust-3-Picture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5-cust-3-Picture-Column-outline1" style:family="presentation">
      <style:graphic-properties draw:stroke="none" draw:fill="none" draw:auto-grow-height="false" draw:fit-to-size="false" style:shrink-to-fit="true">
        <text:list-style style:name="Master3-Layout15-cust-3-Picture-Colum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5-cust-3-Picture-Column-outline2" style:family="presentation" style:parent-style-name="Master3-Layout15-cust-3-Picture-Column-outline1">
      <style:paragraph-properties fo:margin-top="0.4cm" fo:margin-bottom="0cm"/>
      <style:text-properties fo:font-size="28pt" style:font-size-asian="28pt" style:font-size-complex="28pt"/>
    </style:style>
    <style:style style:name="Master3-Layout15-cust-3-Picture-Column-outline3" style:family="presentation" style:parent-style-name="Master3-Layout15-cust-3-Picture-Column-outline2">
      <style:paragraph-properties fo:margin-top="0.3cm" fo:margin-bottom="0cm"/>
      <style:text-properties fo:font-size="24pt" style:font-size-asian="24pt" style:font-size-complex="24pt"/>
    </style:style>
    <style:style style:name="Master3-Layout15-cust-3-Picture-Column-outline4" style:family="presentation" style:parent-style-name="Master3-Layout15-cust-3-Picture-Column-outline3">
      <style:paragraph-properties fo:margin-top="0.2cm" fo:margin-bottom="0cm"/>
      <style:text-properties fo:font-size="20pt" style:font-size-asian="20pt" style:font-size-complex="20pt"/>
    </style:style>
    <style:style style:name="Master3-Layout15-cust-3-Picture-Column-outline5" style:family="presentation" style:parent-style-name="Master3-Layout15-cust-3-Picture-Column-outline4">
      <style:paragraph-properties fo:margin-top="0.1cm" fo:margin-bottom="0cm"/>
      <style:text-properties fo:font-size="20pt" style:font-size-asian="20pt" style:font-size-complex="20pt"/>
    </style:style>
    <style:style style:name="Master3-Layout15-cust-3-Picture-Column-outline6" style:family="presentation" style:parent-style-name="Master3-Layout15-cust-3-Picture-Column-outline5">
      <style:paragraph-properties fo:margin-top="0.1cm" fo:margin-bottom="0cm"/>
      <style:text-properties fo:font-size="20pt" style:font-size-asian="20pt" style:font-size-complex="20pt"/>
    </style:style>
    <style:style style:name="Master3-Layout15-cust-3-Picture-Column-outline7" style:family="presentation" style:parent-style-name="Master3-Layout15-cust-3-Picture-Column-outline6">
      <style:paragraph-properties fo:margin-top="0.1cm" fo:margin-bottom="0cm"/>
      <style:text-properties fo:font-size="20pt" style:font-size-asian="20pt" style:font-size-complex="20pt"/>
    </style:style>
    <style:style style:name="Master3-Layout15-cust-3-Picture-Column-outline8" style:family="presentation" style:parent-style-name="Master3-Layout15-cust-3-Picture-Column-outline7">
      <style:paragraph-properties fo:margin-top="0.1cm" fo:margin-bottom="0cm"/>
      <style:text-properties fo:font-size="20pt" style:font-size-asian="20pt" style:font-size-complex="20pt"/>
    </style:style>
    <style:style style:name="Master3-Layout15-cust-3-Picture-Column-outline9" style:family="presentation" style:parent-style-name="Master3-Layout15-cust-3-Picture-Column-outline8">
      <style:paragraph-properties fo:margin-top="0.1cm" fo:margin-bottom="0cm"/>
      <style:text-properties fo:font-size="20pt" style:font-size-asian="20pt" style:font-size-complex="20pt"/>
    </style:style>
    <style:style style:name="Master3-Layout15-cust-3-Picture-Column-subtitle" style:family="presentation">
      <style:graphic-properties draw:stroke="none" draw:fill="none" draw:textarea-vertical-align="middle">
        <text:list-style style:name="Master3-Layout15-cust-3-Picture-Colum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5-cust-3-Picture-Column-title" style:family="presentation">
      <style:graphic-properties draw:stroke="none" draw:fill="none" draw:textarea-vertical-align="middle">
        <text:list-style style:name="Master3-Layout15-cust-3-Picture-Colum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6-vertTx-Title-and-Vertical-Text-background" style:family="presentation">
      <style:graphic-properties draw:stroke="none" draw:fill="bitmap" draw:fill-image-name="a1396" style:repeat="stretch"/>
      <style:text-properties style:letter-kerning="true"/>
    </style:style>
    <style:style style:name="Master3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6-vertTx-Title-and-Vertical-Text-outline1" style:family="presentation">
      <style:graphic-properties draw:stroke="none" draw:fill="none" draw:auto-grow-height="false" draw:fit-to-size="false" style:shrink-to-fit="true">
        <text:list-style style:name="Master3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6-vertTx-Title-and-Vertical-Text-outline2" style:family="presentation" style:parent-style-name="Master3-Layout16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6-vertTx-Title-and-Vertical-Text-outline3" style:family="presentation" style:parent-style-name="Master3-Layout16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6-vertTx-Title-and-Vertical-Text-outline4" style:family="presentation" style:parent-style-name="Master3-Layout16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6-vertTx-Title-and-Vertical-Text-outline5" style:family="presentation" style:parent-style-name="Master3-Layout16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6-vertTx-Title-and-Vertical-Text-outline6" style:family="presentation" style:parent-style-name="Master3-Layout16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6-vertTx-Title-and-Vertical-Text-outline7" style:family="presentation" style:parent-style-name="Master3-Layout16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6-vertTx-Title-and-Vertical-Text-outline8" style:family="presentation" style:parent-style-name="Master3-Layout16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6-vertTx-Title-and-Vertical-Text-outline9" style:family="presentation" style:parent-style-name="Master3-Layout16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6-vertTx-Title-and-Vertical-Text-subtitle" style:family="presentation">
      <style:graphic-properties draw:stroke="none" draw:fill="none" draw:textarea-vertical-align="middle">
        <text:list-style style:name="Master3-Layout16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6-vertTx-Title-and-Vertical-Text-title" style:family="presentation">
      <style:graphic-properties draw:stroke="none" draw:fill="none" draw:textarea-vertical-align="middle">
        <text:list-style style:name="Master3-Layout16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7-vertTitleAndTx-Vertical-Title-and-Text-background" style:family="presentation">
      <style:graphic-properties draw:stroke="none" draw:fill="bitmap" draw:fill-image-name="a1438" style:repeat="stretch"/>
      <style:text-properties style:letter-kerning="true"/>
    </style:style>
    <style:style style:name="Master3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7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7-vertTitleAndTx-Vertical-Title-and-Text-outline2" style:family="presentation" style:parent-style-name="Master3-Layout17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7-vertTitleAndTx-Vertical-Title-and-Text-outline3" style:family="presentation" style:parent-style-name="Master3-Layout17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7-vertTitleAndTx-Vertical-Title-and-Text-outline4" style:family="presentation" style:parent-style-name="Master3-Layout17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7-vertTitleAndTx-Vertical-Title-and-Text-outline5" style:family="presentation" style:parent-style-name="Master3-Layout17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7-vertTitleAndTx-Vertical-Title-and-Text-outline6" style:family="presentation" style:parent-style-name="Master3-Layout17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7-vertTitleAndTx-Vertical-Title-and-Text-outline7" style:family="presentation" style:parent-style-name="Master3-Layout17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7-vertTitleAndTx-Vertical-Title-and-Text-outline8" style:family="presentation" style:parent-style-name="Master3-Layout17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7-vertTitleAndTx-Vertical-Title-and-Text-outline9" style:family="presentation" style:parent-style-name="Master3-Layout17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7-vertTitleAndTx-Vertical-Title-and-Text-subtitle" style:family="presentation">
      <style:graphic-properties draw:stroke="none" draw:fill="none" draw:textarea-vertical-align="middle">
        <text:list-style style:name="Master3-Layout17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7-vertTitleAndTx-Vertical-Title-and-Text-title" style:family="presentation">
      <style:graphic-properties draw:stroke="none" draw:fill="none" draw:textarea-vertical-align="middle">
        <text:list-style style:name="Master3-Layout17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a760" style:repeat="stretch"/>
    </style:style>
    <style:style style:name="Mdp3" style:family="drawing-page">
      <style:drawing-page-properties draw:background-size="border" draw:fill="bitmap" draw:fill-image-name="a801" style:repeat="stretch"/>
    </style:style>
    <style:style style:name="Mdp4" style:family="drawing-page">
      <style:drawing-page-properties draw:background-size="border" draw:fill="bitmap" draw:fill-image-name="a830" style:repeat="stretch"/>
    </style:style>
    <style:style style:name="Mdp5" style:family="drawing-page">
      <style:drawing-page-properties draw:background-size="border" draw:fill="bitmap" draw:fill-image-name="a872" style:repeat="stretch"/>
    </style:style>
    <style:style style:name="Mdp6" style:family="drawing-page">
      <style:drawing-page-properties draw:background-size="border" draw:fill="bitmap" draw:fill-image-name="a901" style:repeat="stretch"/>
    </style:style>
    <style:style style:name="Mdp7" style:family="drawing-page">
      <style:drawing-page-properties draw:background-size="border" draw:fill="bitmap" draw:fill-image-name="a960" style:repeat="stretch"/>
    </style:style>
    <style:style style:name="Mdp8" style:family="drawing-page">
      <style:drawing-page-properties draw:background-size="border" draw:fill="bitmap" draw:fill-image-name="a1027" style:repeat="stretch"/>
    </style:style>
    <style:style style:name="Mdp9" style:family="drawing-page">
      <style:drawing-page-properties draw:background-size="border" draw:fill="bitmap" draw:fill-image-name="a1052" style:repeat="stretch"/>
    </style:style>
    <style:style style:name="Mdp10" style:family="drawing-page">
      <style:drawing-page-properties draw:background-size="border" draw:fill="bitmap" draw:fill-image-name="a1073" style:repeat="stretch"/>
    </style:style>
    <style:style style:name="Mdp11" style:family="drawing-page">
      <style:drawing-page-properties draw:background-size="border" draw:fill="bitmap" draw:fill-image-name="a1119" style:repeat="stretch"/>
    </style:style>
    <style:style style:name="Mdp12" style:family="drawing-page">
      <style:drawing-page-properties draw:background-size="border" draw:fill="bitmap" draw:fill-image-name="a1152" style:repeat="stretch"/>
    </style:style>
    <style:style style:name="Mdp13" style:family="drawing-page">
      <style:drawing-page-properties draw:background-size="border" draw:fill="bitmap" draw:fill-image-name="a1185" style:repeat="stretch"/>
    </style:style>
    <style:style style:name="Mdp14" style:family="drawing-page">
      <style:drawing-page-properties draw:background-size="border" draw:fill="bitmap" draw:fill-image-name="a1214" style:repeat="stretch"/>
    </style:style>
    <style:style style:name="Mdp15" style:family="drawing-page">
      <style:drawing-page-properties draw:background-size="border" draw:fill="bitmap" draw:fill-image-name="a1253" style:repeat="stretch"/>
    </style:style>
    <style:style style:name="Mdp16" style:family="drawing-page">
      <style:drawing-page-properties draw:background-size="border" draw:fill="bitmap" draw:fill-image-name="a1282" style:repeat="stretch"/>
    </style:style>
    <style:style style:name="Mdp17" style:family="drawing-page">
      <style:drawing-page-properties draw:background-size="border" draw:fill="bitmap" draw:fill-image-name="a1333" style:repeat="stretch"/>
    </style:style>
    <style:style style:name="Mdp18" style:family="drawing-page">
      <style:drawing-page-properties draw:background-size="border" draw:fill="bitmap" draw:fill-image-name="a1396" style:repeat="stretch"/>
    </style:style>
    <style:style style:name="Mdp19" style:family="drawing-page">
      <style:drawing-page-properties draw:background-size="border" draw:fill="bitmap" draw:fill-image-name="a1438" style:repeat="stretch"/>
    </style:style>
    <style:style style:name="Mdp2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phics">
      <style:graphic-properties draw:stroke="none" draw:fill="none" fo:clip="rect(0cm, 0cm, 0cm, 0.42cm)" style:mirror="none" loext:decorative="false"/>
    </style:style>
    <style:style style:name="Mgr4" style:family="graphic" style:parent-style-name="Graphics">
      <style:graphic-properties draw:stroke="none" draw:fill="none" fo:clip="rect(0cm, 0cm, 0cm, 2.342cm)" style:mirror="none" loext:decorative="false"/>
    </style:style>
    <style:style style:name="Mgr5" style:family="graphic" style:parent-style-name="standard">
      <style:graphic-properties draw:stroke="none" draw:fill="gradient" draw:fill-gradient-name="a764" fo:min-height="0cm" fo:min-width="0cm" loext:decorative="false"/>
    </style:style>
    <style:style style:name="Mgr6" style:family="graphic" style:parent-style-name="Graphics">
      <style:graphic-properties draw:stroke="none" draw:fill="none" fo:clip="rect(1.283cm, 0cm, 0cm, 0cm)" style:mirror="none" loext:decorative="false"/>
    </style:style>
    <style:style style:name="Mgr7" style:family="graphic" style:parent-style-name="Graphics">
      <style:graphic-properties draw:stroke="none" draw:fill="none" fo:clip="rect(0cm, 0cm, 0.644cm, 0cm)" style:mirror="none" loext:decorative="false"/>
    </style:style>
    <style:style style:name="Mgr8" style:family="graphic" style:parent-style-name="standard">
      <style:graphic-properties draw:stroke="none" draw:fill="solid" draw:fill-color="#b01513" draw:opacity="100%" fo:min-height="0cm" fo:min-width="0cm" draw:shadow="visible" draw:shadow-offset-x="0cm" draw:shadow-offset-y="0.071cm" draw:shadow-color="#000000" draw:shadow-opacity="45%" loext:decorative="false"/>
    </style:style>
    <style:style style:name="Mgr9" style:family="graphic" style:parent-style-name="standard">
      <style:graphic-properties draw:stroke="none" draw:fill="gradient" draw:fill-gradient-name="a805" fo:min-height="0cm" fo:min-width="0cm" loext:decorative="false"/>
    </style:style>
    <style:style style:name="Mgr10" style:family="graphic" style:parent-style-name="standard">
      <style:graphic-properties draw:stroke="none" draw:fill="gradient" draw:fill-gradient-name="a834" fo:min-height="0cm" fo:min-width="0cm" loext:decorative="false"/>
    </style:style>
    <style:style style:name="Mgr11" style:family="graphic" style:parent-style-name="standard">
      <style:graphic-properties draw:stroke="none" draw:fill="gradient" draw:fill-gradient-name="a876" fo:min-height="0cm" fo:min-width="0cm" loext:decorative="false"/>
    </style:style>
    <style:style style:name="Mgr12" style:family="graphic" style:parent-style-name="standard">
      <style:graphic-properties draw:stroke="none" draw:fill="gradient" draw:fill-gradient-name="a905" fo:min-height="0cm" fo:min-width="0cm" loext:decorative="false"/>
    </style:style>
    <style:style style:name="Mgr13" style:family="graphic" style:parent-style-name="standard">
      <style:graphic-properties draw:stroke="none" draw:fill="gradient" draw:fill-gradient-name="a964" fo:min-height="0cm" fo:min-width="0cm" loext:decorative="false"/>
    </style:style>
    <style:style style:name="Mgr14" style:family="graphic" style:parent-style-name="standard">
      <style:graphic-properties draw:stroke="none" draw:fill="gradient" draw:fill-gradient-name="a1031" fo:min-height="0cm" fo:min-width="0cm" loext:decorative="false"/>
    </style:style>
    <style:style style:name="Mgr15" style:family="graphic" style:parent-style-name="standard">
      <style:graphic-properties draw:stroke="none" draw:fill="gradient" draw:fill-gradient-name="a1056" fo:min-height="0cm" fo:min-width="0cm" loext:decorative="false"/>
    </style:style>
    <style:style style:name="Mgr16" style:family="graphic" style:parent-style-name="standard">
      <style:graphic-properties draw:stroke="none" draw:fill="gradient" draw:fill-gradient-name="a1077" fo:min-height="0cm" fo:min-width="0cm" loext:decorative="false"/>
    </style:style>
    <style:style style:name="Mgr17" style:family="graphic" style:parent-style-name="standard">
      <style:graphic-properties draw:stroke="none" draw:fill="gradient" draw:fill-gradient-name="a1123" fo:min-height="0cm" fo:min-width="0cm" loext:decorative="false"/>
    </style:style>
    <style:style style:name="Mgr18" style:family="graphic" style:parent-style-name="standard">
      <style:graphic-properties draw:stroke="none" draw:fill="gradient" draw:fill-gradient-name="a1156" fo:min-height="0cm" fo:min-width="0cm" loext:decorative="false"/>
    </style:style>
    <style:style style:name="Mgr19" style:family="graphic" style:parent-style-name="standard">
      <style:graphic-properties draw:stroke="none" draw:fill="gradient" draw:fill-gradient-name="a1189" fo:min-height="0cm" fo:min-width="0cm" loext:decorative="false"/>
    </style:style>
    <style:style style:name="Mgr20" style:family="graphic" style:parent-style-name="standard">
      <style:graphic-properties draw:stroke="none" draw:fill="gradient" draw:fill-gradient-name="a1218" fo:min-height="0cm" fo:min-width="0cm" loext:decorative="false"/>
    </style:style>
    <style:style style:name="Mgr21" style:family="graphic" style:parent-style-name="standard">
      <style:graphic-properties draw:stroke="none" draw:fill="none" draw:textarea-horizontal-align="left" draw:textarea-vertical-align="top" draw:auto-grow-height="true" draw:auto-grow-width="false" fo:min-height="5.218cm" fo:padding-top="0.127cm" fo:padding-bottom="0.127cm" fo:padding-left="0.254cm" fo:padding-right="0.254cm" fo:wrap-option="wrap" loext:decorative="false"/>
      <style:paragraph-properties style:writing-mode="lr-tb"/>
    </style:style>
    <style:style style:name="Mgr22" style:family="graphic" style:parent-style-name="standard">
      <style:graphic-properties draw:stroke="none" draw:fill="gradient" draw:fill-gradient-name="a1257" fo:min-height="0cm" fo:min-width="0cm" loext:decorative="false"/>
    </style:style>
    <style:style style:name="Mgr23" style:family="graphic" style:parent-style-name="standard">
      <style:graphic-properties draw:stroke="none" draw:fill="gradient" draw:fill-gradient-name="a1286" fo:min-height="0cm" fo:min-width="0cm" loext:decorative="false"/>
    </style:style>
    <style:style style:name="Mgr24" style:family="graphic" style:parent-style-name="standard">
      <style:graphic-properties draw:stroke="solid" svg:stroke-width="0.035cm" svg:stroke-color="#8ad0d6" svg:stroke-opacity="40%" svg:stroke-linecap="round" draw:fill="none" fo:padding-top="0.142cm" fo:padding-bottom="0.142cm" fo:padding-left="0.267cm" fo:padding-right="0.267cm" loext:decorative="false"/>
    </style:style>
    <style:style style:name="Mgr25" style:family="graphic" style:parent-style-name="standard">
      <style:graphic-properties draw:stroke="none" draw:fill="gradient" draw:fill-gradient-name="a1337" fo:min-height="0cm" fo:min-width="0cm" loext:decorative="false"/>
    </style:style>
    <style:style style:name="Mgr26" style:family="graphic" style:parent-style-name="standard">
      <style:graphic-properties draw:stroke="none" draw:fill="gradient" draw:fill-gradient-name="a1400" fo:min-height="0cm" fo:min-width="0cm" loext:decorative="false"/>
    </style:style>
    <style:style style:name="Mgr27" style:family="graphic" style:parent-style-name="standard">
      <style:graphic-properties draw:stroke="none" draw:fill="gradient" draw:fill-gradient-name="a1442" fo:min-height="0cm" fo:min-width="0cm" loext:decorative="false"/>
    </style:style>
    <style:style style:name="Mpr1" style:family="presentation" style:parent-style-name="Master1-1_5f_Custom-Desig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1_5f_Custom-Desig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1_5f_Custom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1_5f_Custom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1_5f_Custom-Desig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1_5f_Custom-Desig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Master2-Custom-Desig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2-Custom-Desig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2-Custom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2-Custom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2-Custom-Desig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Master2-Custom-Desig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2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9" style:family="presentation" style:parent-style-name="Master2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5" style:family="presentation" style:parent-style-name="Master2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1" style:family="presentation" style:parent-style-name="Master2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8" style:family="presentation" style:parent-style-name="Master2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3" style:family="presentation" style:parent-style-name="Master2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7" style:family="presentation" style:parent-style-name="Master2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4" style:family="presentation" style:parent-style-name="Master2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1" style:family="presentation" style:parent-style-name="Master2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7" style:family="presentation" style:parent-style-name="Master2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3" style:family="presentation" style:parent-style-name="Master2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5" style:family="presentation" style:parent-style-name="Master3-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6" style:family="presentation" style:parent-style-name="Master3-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7" style:family="presentation" style:parent-style-name="Master3-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8" style:family="presentation" style:parent-style-name="Master3-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9" style:family="presentation" style:parent-style-name="Master3-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0" style:family="presentation" style:parent-style-name="Master3-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1" style:family="presentation" style:parent-style-name="Master3-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2" style:family="presentation" style:parent-style-name="Master3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3" style:family="presentation" style:parent-style-name="Master3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5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6" style:family="presentation" style:parent-style-name="Master3-Layout1-title-Title-Sl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7" style:family="presentation" style:parent-style-name="Master3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8" style:family="presentation" style:parent-style-name="Master3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9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0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1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3" style:family="presentation" style:parent-style-name="Master3-Layout2-obj-Title-and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4" style:family="presentation" style:parent-style-name="Master3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5" style:family="presentation" style:parent-style-name="Master3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6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7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9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0" style:family="presentation" style:parent-style-name="Master3-Layout3-secHead-Section-Header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1" style:family="presentation" style:parent-style-name="Master3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2" style:family="presentation" style:parent-style-name="Master3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3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4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5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6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7" style:family="presentation" style:parent-style-name="Master3-Layout4-twoObj-Two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8" style:family="presentation" style:parent-style-name="Master3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9" style:family="presentation" style:parent-style-name="Master3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0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3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4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5" style:family="presentation" style:parent-style-name="Master3-Layout5-twoTxTwoObj-Compar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6" style:family="presentation" style:parent-style-name="Master3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7" style:family="presentation" style:parent-style-name="Master3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8" style:family="presentation" style:parent-style-name="Master3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9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0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1" style:family="presentation" style:parent-style-name="Master3-Layout6-titleOnly-Title-Only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2" style:family="presentation" style:parent-style-name="Master3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3" style:family="presentation" style:parent-style-name="Master3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4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5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6" style:family="presentation" style:parent-style-name="Master3-Layout7-blank-Blank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7" style:family="presentation" style:parent-style-name="Master3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8" style:family="presentation" style:parent-style-name="Master3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9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0" style:family="presentation" style:parent-style-name="Master3-Layout8-objTx-Content-with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1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2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3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4" style:family="presentation" style:parent-style-name="Master3-Layout8-objTx-Content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5" style:family="presentation" style:parent-style-name="Master3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6" style:family="presentation" style:parent-style-name="Master3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7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8" style:family="presentation" style:parent-style-name="Master3-Layout9-picTx-Picture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draw:shadow="visible" draw:shadow-offset-x="0cm" draw:shadow-offset-y="0.141cm" draw:shadow-color="#000000" draw:shadow-opacity="43%" loext:decorative="false"/>
      <style:paragraph-properties style:writing-mode="lr-tb"/>
    </style:style>
    <style:style style:name="Mpr209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0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1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2" style:family="presentation" style:parent-style-name="Master3-Layout9-picTx-Pictur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3" style:family="presentation" style:parent-style-name="Master3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4" style:family="presentation" style:parent-style-name="Master3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5" style:family="presentation" style:parent-style-name="Master3-Layout10-cust-Panoramic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6" style:family="presentation" style:parent-style-name="Master3-Layout10-cust-Panoramic-Picture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draw:shadow="visible" draw:shadow-offset-x="0cm" draw:shadow-offset-y="0.141cm" draw:shadow-color="#000000" draw:shadow-opacity="43%" loext:decorative="false"/>
      <style:paragraph-properties style:writing-mode="lr-tb"/>
    </style:style>
    <style:style style:name="Mpr217" style:family="presentation" style:parent-style-name="Master3-Layout10-cust-Panoramic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8" style:family="presentation" style:parent-style-name="Master3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9" style:family="presentation" style:parent-style-name="Master3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0" style:family="presentation" style:parent-style-name="Master3-Layout10-cust-Panoramic-Pictur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1" style:family="presentation" style:parent-style-name="Master3-Layout10-cust-Panoramic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2" style:family="presentation" style:parent-style-name="Master3-Layout10-cust-Panoramic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3" style:family="presentation" style:parent-style-name="Master3-Layout11-cust-Title-and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4" style:family="presentation" style:parent-style-name="Master3-Layout11-cust-Title-and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25" style:family="presentation" style:parent-style-name="Master3-Layout11-cust-Title-and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6" style:family="presentation" style:parent-style-name="Master3-Layout11-cust-Title-and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7" style:family="presentation" style:parent-style-name="Master3-Layout11-cust-Title-and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8" style:family="presentation" style:parent-style-name="Master3-Layout11-cust-Title-and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9" style:family="presentation" style:parent-style-name="Master3-Layout11-cust-Title-and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0" style:family="presentation" style:parent-style-name="Master3-Layout12-cust-Quot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1" style:family="presentation" style:parent-style-name="Master3-Layout12-cust-Quot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2" style:family="presentation" style:parent-style-name="Master3-Layout12-cust-Quote-with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3" style:family="presentation" style:parent-style-name="Master3-Layout12-cust-Quot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4" style:family="presentation" style:parent-style-name="Master3-Layout12-cust-Quot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5" style:family="presentation" style:parent-style-name="Master3-Layout12-cust-Quot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6" style:family="presentation" style:parent-style-name="Master3-Layout12-cust-Quot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7" style:family="presentation" style:parent-style-name="Master3-Layout12-cust-Quot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8" style:family="presentation" style:parent-style-name="Master3-Layout13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9" style:family="presentation" style:parent-style-name="Master3-Layout13-cust-Name-C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0" style:family="presentation" style:parent-style-name="Master3-Layout13-cust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1" style:family="presentation" style:parent-style-name="Master3-Layout13-cust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2" style:family="presentation" style:parent-style-name="Master3-Layout13-cust-Name-Card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3" style:family="presentation" style:parent-style-name="Master3-Layout13-cust-Name-C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4" style:family="presentation" style:parent-style-name="Master3-Layout13-cust-Name-C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5" style:family="presentation" style:parent-style-name="Master3-Layout14-cust-3-Colum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6" style:family="presentation" style:parent-style-name="Master3-Layout14-cust-3-Colum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7" style:family="presentation" style:parent-style-name="Master3-Layout14-cust-3-Colum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8" style:family="presentation" style:parent-style-name="Master3-Layout14-cust-3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9" style:family="presentation" style:parent-style-name="Master3-Layout14-cust-3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0" style:family="presentation" style:parent-style-name="Master3-Layout14-cust-3-Colum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1" style:family="presentation" style:parent-style-name="Master3-Layout14-cust-3-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2" style:family="presentation" style:parent-style-name="Master3-Layout14-cust-3-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3" style:family="presentation" style:parent-style-name="Master3-Layout15-cust-3-Picture-Colum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4" style:family="presentation" style:parent-style-name="Master3-Layout15-cust-3-Picture-Colum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5" style:family="presentation" style:parent-style-name="Master3-Layout15-cust-3-Picture-Colum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draw:shadow="visible" draw:shadow-offset-x="0cm" draw:shadow-offset-y="0.141cm" draw:shadow-color="#000000" draw:shadow-opacity="43%" loext:decorative="false"/>
      <style:paragraph-properties style:writing-mode="lr-tb"/>
    </style:style>
    <style:style style:name="Mpr256" style:family="presentation" style:parent-style-name="Master3-Layout15-cust-3-Picture-Colum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7" style:family="presentation" style:parent-style-name="Master3-Layout15-cust-3-Picture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8" style:family="presentation" style:parent-style-name="Master3-Layout15-cust-3-Picture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9" style:family="presentation" style:parent-style-name="Master3-Layout15-cust-3-Picture-Colum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0" style:family="presentation" style:parent-style-name="Master3-Layout15-cust-3-Picture-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1" style:family="presentation" style:parent-style-name="Master3-Layout15-cust-3-Picture-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2" style:family="presentation" style:parent-style-name="Master3-Layout16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3" style:family="presentation" style:parent-style-name="Master3-Layout16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264" style:family="presentation" style:parent-style-name="Master3-Layout16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5" style:family="presentation" style:parent-style-name="Master3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6" style:family="presentation" style:parent-style-name="Master3-Layout16-vertTx-Title-and-Vertical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7" style:family="presentation" style:parent-style-name="Master3-Layout16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8" style:family="presentation" style:parent-style-name="Master3-Layout16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9" style:family="presentation" style:parent-style-name="Master3-Layout17-vertTitleAndTx-Vertical-Title-and-Text-title">
      <style:graphic-properties draw:stroke="none" draw:fill="none" draw:textarea-horizontal-align="right" draw:textarea-vertical-align="bottom" draw:auto-grow-height="false" draw:auto-grow-width="fals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270" style:family="presentation" style:parent-style-name="Master3-Layout17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271" style:family="presentation" style:parent-style-name="Master3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2" style:family="presentation" style:parent-style-name="Master3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3" style:family="presentation" style:parent-style-name="Master3-Layout17-vertTitleAndTx-Vertical-Title-and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4" style:family="presentation" style:parent-style-name="Master3-Layout17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5" style:family="presentation" style:parent-style-name="Master3-Layout17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loext:graphic-properties draw:fill="none"/>
    </style:style>
    <style:style style:name="MP18" style:family="paragraph">
      <loext:graphic-properties draw:fill="gradient" draw:fill-gradient-name="a764"/>
    </style:style>
    <style:style style:name="MP19" style:family="paragraph">
      <loext:graphic-properties draw:fill="solid" draw:fill-color="#b01513" draw:opacity="100%"/>
    </style:style>
    <style:style style:name="MP20" style:family="paragraph">
      <style:paragraph-properties fo:margin-left="0.953cm" fo:margin-right="0cm" fo:margin-top="0.353cm" fo:margin-bottom="0cm" fo:line-height="100%" fo:text-align="start" fo:text-indent="-0.953cm" style:punctuation-wrap="hanging" loext:tab-stop-distance="0cm" style:writing-mode="lr-tb">
        <style:tab-stops/>
      </style:paragraph-properties>
    </style:style>
    <style:style style:name="MP21" style:family="paragraph">
      <style:paragraph-properties fo:margin-left="2.064cm" fo:margin-right="0cm" fo:margin-top="0.353cm" fo:margin-bottom="0cm" fo:line-height="100%" fo:text-align="start" fo:text-indent="-0.794cm" style:punctuation-wrap="hanging" loext:tab-stop-distance="0cm" style:writing-mode="lr-tb">
        <style:tab-stops/>
      </style:paragraph-properties>
    </style:style>
    <style:style style:name="MP22" style:family="paragraph">
      <style:paragraph-properties fo:margin-left="3.175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23" style:family="paragraph">
      <style:paragraph-properties fo:margin-left="4.445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24" style:family="paragraph">
      <style:paragraph-properties fo:margin-left="5.715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26" style:family="paragraph">
      <loext:graphic-properties draw:fill="gradient" draw:fill-gradient-name="a805"/>
    </style:style>
    <style:style style:name="MP27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8" style:family="paragraph">
      <loext:graphic-properties draw:fill="gradient" draw:fill-gradient-name="a834"/>
    </style:style>
    <style:style style:name="MP29" style:family="paragraph">
      <loext:graphic-properties draw:fill="gradient" draw:fill-gradient-name="a876"/>
    </style:style>
    <style:style style:name="MP30" style:family="paragraph">
      <loext:graphic-properties draw:fill="gradient" draw:fill-gradient-name="a905"/>
    </style:style>
    <style:style style:name="MP31" style:family="paragraph">
      <loext:graphic-properties draw:fill="gradient" draw:fill-gradient-name="a964"/>
    </style:style>
    <style:style style:name="MP32" style:family="paragraph">
      <loext:graphic-properties draw:fill="gradient" draw:fill-gradient-name="a1031"/>
    </style:style>
    <style:style style:name="MP33" style:family="paragraph">
      <loext:graphic-properties draw:fill="gradient" draw:fill-gradient-name="a1056"/>
    </style:style>
    <style:style style:name="MP34" style:family="paragraph">
      <loext:graphic-properties draw:fill="gradient" draw:fill-gradient-name="a1077"/>
    </style:style>
    <style:style style:name="MP35" style:family="paragraph">
      <loext:graphic-properties draw:fill="gradient" draw:fill-gradient-name="a1123"/>
    </style:style>
    <style:style style:name="MP36" style:family="paragraph">
      <style:paragraph-properties fo:margin-left="0cm" fo:margin-right="0cm" fo:margin-top="0.353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37" style:family="paragraph">
      <loext:graphic-properties draw:fill="gradient" draw:fill-gradient-name="a1156"/>
    </style:style>
    <style:style style:name="MP38" style:family="paragraph">
      <loext:graphic-properties draw:fill="gradient" draw:fill-gradient-name="a1189"/>
    </style:style>
    <style:style style:name="MP39" style:family="paragraph">
      <loext:graphic-properties draw:fill="gradient" draw:fill-gradient-name="a1218"/>
    </style:style>
    <style:style style:name="MP40" style:family="paragraph">
      <loext:graphic-properties draw:fill="gradient" draw:fill-gradient-name="a1257"/>
    </style:style>
    <style:style style:name="MP41" style:family="paragraph">
      <loext:graphic-properties draw:fill="gradient" draw:fill-gradient-name="a1286"/>
    </style:style>
    <style:style style:name="MP42" style:family="paragraph">
      <loext:graphic-properties draw:fill="gradient" draw:fill-gradient-name="a1337"/>
    </style:style>
    <style:style style:name="MP43" style:family="paragraph">
      <loext:graphic-properties draw:fill="gradient" draw:fill-gradient-name="a1400"/>
    </style:style>
    <style:style style:name="MP44" style:family="paragraph">
      <loext:graphic-properties draw:fill="gradient" draw:fill-gradient-name="a1442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1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8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0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MT21" style:family="text">
      <style:text-properties fo:text-transform="uppercase" fo:color="#8ad0d6" loext:opacity="100%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2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3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4" style:family="text">
      <style:text-properties fo:font-variant="normal" fo:text-transform="none" fo:color="#8ad0d6" loext:opacity="100%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6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7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28" style:family="text">
      <style:text-properties fo:font-variant="small-caps" fo:color="#8ad0d6" loext:opacity="100%" style:text-line-through-style="none" style:text-line-through-type="none" style:text-position="0% 100%" style:font-name="Century Gothic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9" style:family="text">
      <style:text-properties fo:font-variant="normal" fo:text-transform="none" fo:color="#8ad0d6" loext:opacity="100%" style:text-line-through-style="none" style:text-line-through-type="none" style:text-position="0% 100%" style:font-name="Arial" fo:font-size="1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2pt" style:font-style-asian="normal" style:font-weight-asian="normal" style:font-size-complex="122pt" style:font-style-complex="normal" style:font-weight-complex="normal"/>
    </style:style>
    <style:style style:name="MT30" style:family="text">
      <style:text-properties fo:font-variant="normal" fo:text-transform="none" fo:color="#8ad0d6" loext:opacity="100%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009cm" text:min-label-width="0.953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159cm" text:min-label-width="0.794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167cm" text:min-label-width="0.794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318cm" text:min-label-width="0.635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326cm" text:min-label-width="0.635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0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Master1-1_5f_Custom-Design" style:display-name="Master1-1_Custom-Desig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1_5f_Custom-Design-title" draw:layer="backgroundobjects" svg:width="19.798cm" svg:height="11.136cm" svg:x="0.6cm" svg:y="2.257cm" presentation:class="page"/>
        <draw:frame presentation:style-name="Master1-1_5f_Custom-Desig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Custom-Desig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7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74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7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Custom-Design-title" draw:layer="backgroundobjects" svg:width="0cm" svg:height="0cm" svg:x="0cm" svg:y="2.257cm" presentation:class="page"/>
        <draw:frame presentation:style-name="Master2-Custom-Design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9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0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8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8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1-title-Title-Slide-title" draw:layer="backgroundobjects" svg:width="0cm" svg:height="0cm" svg:x="0cm" svg:y="2.257cm" presentation:class="page"/>
        <draw:frame presentation:style-name="Master2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86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8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2-obj-Title-and-Content-title" draw:layer="backgroundobjects" svg:width="0cm" svg:height="0cm" svg:x="0cm" svg:y="2.257cm" presentation:class="page"/>
        <draw:frame presentation:style-name="Master2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1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92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9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9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3-secHead-Section-Header-title" draw:layer="backgroundobjects" svg:width="0cm" svg:height="0cm" svg:x="0cm" svg:y="2.257cm" presentation:class="page"/>
        <draw:frame presentation:style-name="Master2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7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98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8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5" presentation:style-name="Mpr10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4-twoObj-Two-Content-title" draw:layer="backgroundobjects" svg:width="0cm" svg:height="0cm" svg:x="0cm" svg:y="2.257cm" presentation:class="page"/>
        <draw:frame presentation:style-name="Master2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03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104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105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4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105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06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7" presentation:style-name="Mpr10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5-twoTxTwoObj-Comparison-title" draw:layer="backgroundobjects" svg:width="0cm" svg:height="0cm" svg:x="0cm" svg:y="2.257cm" presentation:class="page"/>
        <draw:frame presentation:style-name="Master2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10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11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3" presentation:style-name="Mpr11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6-titleOnly-Title-Only-title" draw:layer="backgroundobjects" svg:width="0cm" svg:height="0cm" svg:x="0cm" svg:y="2.257cm" presentation:class="page"/>
        <draw:frame presentation:style-name="Master2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2" presentation:style-name="Mpr1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7-blank-Blank-title" draw:layer="backgroundobjects" svg:width="0cm" svg:height="0cm" svg:x="0cm" svg:y="2.257cm" presentation:class="page"/>
        <draw:frame presentation:style-name="Master2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19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120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1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122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5" presentation:style-name="Mpr123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8-objTx-Content-with-Caption-title" draw:layer="backgroundobjects" svg:width="0cm" svg:height="0cm" svg:x="0cm" svg:y="2.257cm" presentation:class="page"/>
        <draw:frame presentation:style-name="Master2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1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5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26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127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128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12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5" presentation:style-name="Mpr13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9-picTx-Picture-with-Caption-title" draw:layer="backgroundobjects" svg:width="0cm" svg:height="0cm" svg:x="0cm" svg:y="2.257cm" presentation:class="page"/>
        <draw:frame presentation:style-name="Master2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34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13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10-vertTx-Title-and-Vertical-Text-title" draw:layer="backgroundobjects" svg:width="0cm" svg:height="0cm" svg:x="0cm" svg:y="2.257cm" presentation:class="page"/>
        <draw:frame presentation:style-name="Master2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2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139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40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5-03-27">27.03.2025</text:date></text:span></text:p>
        </draw:text-box>
      </draw:frame>
      <draw:frame draw:name="Footer Placeholder 4" presentation:style-name="Mpr14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2-Layout11-vertTitleAndTx-Vertical-Title-and-Text-title" draw:layer="backgroundobjects" svg:width="0cm" svg:height="0cm" svg:x="0cm" svg:y="2.257cm" presentation:class="page"/>
        <draw:frame presentation:style-name="Master2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7" draw:style-name="Mgr3" draw:text-style-name="MP17" draw:layer="backgroundobjects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6" draw:style-name="Mgr4" draw:text-style-name="MP17" draw:layer="backgroundobjects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15" draw:style-name="Mgr5" draw:text-style-name="MP18" draw:layer="backgroundobjects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8" draw:style-name="Mgr6" draw:text-style-name="MP17" draw:layer="backgroundobjects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9" draw:style-name="Mgr7" draw:text-style-name="MP17" draw:layer="backgroundobjects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3" draw:style-name="Mgr8" draw:text-style-name="MP19" draw:layer="backgroundobjects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45" draw:text-style-name="MP6" draw:layer="backgroundobjects" svg:width="26.124cm" svg:height="3.89cm" svg:x="1.795cm" svg:y="1.258cm" presentation:class="title">
        <draw:text-box>
          <text:p text:style-name="MP12"><text:span text:style-name="MT13">Click to edit Master title style</text:span></text:p>
        </draw:text-box>
      </draw:frame>
      <draw:frame draw:name="Text Placeholder 2" presentation:style-name="Mpr146" draw:text-style-name="MP6" draw:layer="backgroundobjects" svg:width="24.852cm" svg:height="11.654cm" svg:x="3.065cm" svg:y="5.703cm" presentation:class="outline">
        <draw:text-box>
          <text:list text:style-name="ML3">
            <text:list-item>
              <text:p text:style-name="MP20"><text:span text:style-name="MT14">Click to edit Master text styles</text:span></text:p>
              <text:list>
                <text:list-item>
                  <text:p text:style-name="MP21"><text:span text:style-name="MT15">Second level</text:span></text:p>
                  <text:list>
                    <text:list-item>
                      <text:p text:style-name="MP22"><text:span text:style-name="MT16">Third level</text:span></text:p>
                      <text:list>
                        <text:list-item>
                          <text:p text:style-name="MP23"><text:span text:style-name="MT17">Fourth level</text:span></text:p>
                          <text:list>
                            <text:list-item>
                              <text:p text:style-name="MP24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148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49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Ion-title" draw:layer="backgroundobjects" svg:width="0cm" svg:height="0cm" svg:x="0cm" svg:y="2.257cm" presentation:class="page"/>
        <draw:frame presentation:style-name="Master3-Ion-notes" draw:layer="backgroundobjects" svg:width="16.799cm" svg:height="13.364cm" svg:x="2.1cm" svg:y="14.107cm" presentation:class="notes" presentation:placeholder="true">
          <draw:text-box/>
        </draw:frame>
        <draw:frame presentation:style-name="Mpr1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1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1-title-Title-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6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7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8" draw:style-name="Mgr9" draw:text-style-name="MP26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9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0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1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52" draw:text-style-name="MP6" draw:layer="backgroundobjects" svg:width="24.516cm" svg:height="9.249cm" svg:x="3.208cm" svg:y="4.022cm" presentation:class="title">
        <draw:text-box>
          <text:p text:style-name="MP12"><text:span text:style-name="MT20">Click to edit Master title style</text:span></text:p>
        </draw:text-box>
      </draw:frame>
      <draw:frame draw:name="Subtitle 2" presentation:style-name="Mpr153" draw:text-style-name="MP6" draw:layer="backgroundobjects" svg:width="24.516cm" svg:height="2.393cm" svg:x="3.208cm" svg:y="13.271cm" presentation:class="subtitle">
        <draw:text-box>
          <text:p text:style-name="MP27"><text:span text:style-name="MT21">Click to edit Master subtitle style</text:span></text:p>
        </draw:text-box>
      </draw:frame>
      <draw:frame draw:name="Date Placeholder 3" presentation:style-name="Mpr154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155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56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1-title-Title-Slide-title" draw:layer="backgroundobjects" svg:width="0cm" svg:height="0cm" svg:x="0cm" svg:y="2.257cm" presentation:class="page"/>
        <draw:frame presentation:style-name="Master3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2-obj-Title-and-Content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3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7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8" draw:style-name="Mgr10" draw:text-style-name="MP28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9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0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1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59" draw:text-style-name="MP6" draw:layer="backgroundobjects" svg:width="26.124cm" svg:height="3.89cm" svg:x="1.795cm" svg:y="1.258cm" presentation:class="title">
        <draw:text-box>
          <text:p text:style-name="MP12"><text:span text:style-name="MT13">Click to edit Master title style</text:span></text:p>
        </draw:text-box>
      </draw:frame>
      <draw:frame draw:name="Content Placeholder 2" presentation:style-name="Mpr160" draw:text-style-name="MP6" draw:layer="backgroundobjects" svg:width="24.852cm" svg:height="11.654cm" svg:x="3.065cm" svg:y="5.703cm" presentation:class="title">
        <draw:text-box>
          <text:list text:style-name="ML8">
            <text:list-item>
              <text:p text:style-name="MP20"><text:span text:style-name="MT14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5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2"><text:span text:style-name="MT16">Third level</text:span></text:p>
                      <text:list>
                        <text:list-item>
                          <text:p text:style-name="MP23"><text:span text:style-name="MT17">Fourth level</text:span></text:p>
                          <text:list>
                            <text:list-item>
                              <text:p text:style-name="MP24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1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162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63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draw:frame presentation:style-name="Master3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3-Layout2-obj-Title-and-Content-title" draw:layer="backgroundobjects" svg:width="0cm" svg:height="0cm" svg:x="0cm" svg:y="2.257cm" presentation:class="page"/>
        <draw:frame presentation:style-name="Master3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3-secHead-Section-Header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6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7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8" draw:style-name="Mgr11" draw:text-style-name="MP29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9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0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1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66" draw:text-style-name="MP6" draw:layer="backgroundobjects" svg:width="24.516cm" svg:height="5.321cm" svg:x="3.208cm" svg:y="7.949cm" presentation:class="title">
        <draw:text-box>
          <text:p text:style-name="MP12"><text:span text:style-name="MT22">Click to edit Master title style</text:span></text:p>
        </draw:text-box>
      </draw:frame>
      <draw:frame draw:name="Text Placeholder 2" presentation:style-name="Mpr167" draw:text-style-name="MP6" draw:layer="backgroundobjects" svg:width="24.516cm" svg:height="2.39cm" svg:x="3.208cm" svg:y="13.271cm" presentation:class="outline">
        <draw:text-box>
          <text:list text:style-name="ML3">
            <text:list-item>
              <text:p text:style-name="MP27"><text:span text:style-name="MT21">Click to edit Master text styles</text:span></text:p>
            </text:list-item>
          </text:list>
        </draw:text-box>
      </draw:frame>
      <draw:frame draw:name="Date Placeholder 3" presentation:style-name="Mpr168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169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70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3-secHead-Section-Header-title" draw:layer="backgroundobjects" svg:width="0cm" svg:height="0cm" svg:x="0cm" svg:y="2.257cm" presentation:class="page"/>
        <draw:frame presentation:style-name="Master3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4-twoObj-Two-Content" style:page-layout-name="PM1" draw:style-name="Mdp6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7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8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9" draw:style-name="Mgr12" draw:text-style-name="MP30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10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1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2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73" draw:text-style-name="MP6" draw:layer="backgroundobjects" svg:width="26.124cm" svg:height="3.89cm" svg:x="1.795cm" svg:y="1.258cm" presentation:class="title">
        <draw:text-box>
          <text:p text:style-name="MP12"><text:span text:style-name="MT13">Click to edit Master title style</text:span></text:p>
        </draw:text-box>
      </draw:frame>
      <draw:frame draw:name="Content Placeholder 2" presentation:style-name="Mpr174" draw:text-style-name="MP6" draw:layer="backgroundobjects" svg:width="12.212cm" svg:height="11.655cm" svg:x="3.065cm" svg:y="5.724cm" presentation:class="title">
        <draw:text-box>
          <text:list text:style-name="ML8">
            <text:list-item>
              <text:p text:style-name="MP20"><text:span text:style-name="MT15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2"><text:span text:style-name="MT17">Third level</text:span></text:p>
                      <text:list>
                        <text:list-item>
                          <text:p text:style-name="MP23"><text:span text:style-name="MT23">Fourth level</text:span></text:p>
                          <text:list>
                            <text:list-item>
                              <text:p text:style-name="MP24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4" draw:text-style-name="MP6" draw:layer="backgroundobjects" svg:width="12.212cm" svg:height="11.667cm" svg:x="15.707cm" svg:y="5.711cm" presentation:class="title">
        <draw:text-box>
          <text:list text:style-name="ML8">
            <text:list-item>
              <text:p text:style-name="MP20"><text:span text:style-name="MT15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2"><text:span text:style-name="MT17">Third level</text:span></text:p>
                      <text:list>
                        <text:list-item>
                          <text:p text:style-name="MP23"><text:span text:style-name="MT23">Fourth level</text:span></text:p>
                          <text:list>
                            <text:list-item>
                              <text:p text:style-name="MP24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75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5" presentation:style-name="Mpr176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177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4-twoObj-Two-Content-title" draw:layer="backgroundobjects" svg:width="0cm" svg:height="0cm" svg:x="0cm" svg:y="2.257cm" presentation:class="page"/>
        <draw:frame presentation:style-name="Master3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9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5-twoTxTwoObj-Comparison" style:page-layout-name="PM1" draw:style-name="Mdp7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9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10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11" draw:style-name="Mgr13" draw:text-style-name="MP31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12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3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4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80" draw:text-style-name="MP6" draw:layer="backgroundobjects" svg:width="26.124cm" svg:height="3.89cm" svg:x="1.795cm" svg:y="1.258cm" presentation:class="title">
        <draw:text-box>
          <text:p text:style-name="MP12"><text:span text:style-name="MT13">Click to edit Master title style</text:span></text:p>
        </draw:text-box>
      </draw:frame>
      <draw:frame draw:name="Text Placeholder 2" presentation:style-name="Mpr181" draw:text-style-name="MP6" draw:layer="backgroundobjects" svg:width="12.212cm" svg:height="1.601cm" svg:x="3.065cm" svg:y="5.292cm" presentation:class="outline">
        <draw:text-box>
          <text:list text:style-name="ML3">
            <text:list-item>
              <text:p text:style-name="MP27"><text:span text:style-name="MT24">Click to edit Master text styles</text:span></text:p>
            </text:list-item>
          </text:list>
        </draw:text-box>
      </draw:frame>
      <draw:frame draw:name="Content Placeholder 3" presentation:style-name="Mpr182" draw:text-style-name="MP6" draw:layer="backgroundobjects" svg:width="12.212cm" svg:height="10.394cm" svg:x="3.065cm" svg:y="6.985cm" presentation:class="title">
        <draw:text-box>
          <text:list text:style-name="ML8">
            <text:list-item>
              <text:p text:style-name="MP20"><text:span text:style-name="MT15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2"><text:span text:style-name="MT17">Third level</text:span></text:p>
                      <text:list>
                        <text:list-item>
                          <text:p text:style-name="MP23"><text:span text:style-name="MT23">Fourth level</text:span></text:p>
                          <text:list>
                            <text:list-item>
                              <text:p text:style-name="MP24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81" draw:text-style-name="MP6" draw:layer="backgroundobjects" svg:width="12.212cm" svg:height="1.601cm" svg:x="15.707cm" svg:y="5.292cm" presentation:class="outline">
        <draw:text-box>
          <text:list text:style-name="ML7">
            <text:list-item>
              <text:p text:style-name="MP27"><text:span text:style-name="MT24">Click to edit Master text styles</text:span></text:p>
            </text:list-item>
          </text:list>
        </draw:text-box>
      </draw:frame>
      <draw:frame draw:name="Content Placeholder 5" presentation:style-name="Mpr182" draw:text-style-name="MP6" draw:layer="backgroundobjects" svg:width="12.212cm" svg:height="10.394cm" svg:x="15.707cm" svg:y="6.985cm" presentation:class="title">
        <draw:text-box>
          <text:list text:style-name="ML8">
            <text:list-item>
              <text:p text:style-name="MP20"><text:span text:style-name="MT15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2"><text:span text:style-name="MT17">Third level</text:span></text:p>
                      <text:list>
                        <text:list-item>
                          <text:p text:style-name="MP23"><text:span text:style-name="MT23">Fourth level</text:span></text:p>
                          <text:list>
                            <text:list-item>
                              <text:p text:style-name="MP24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3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7" presentation:style-name="Mpr184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8" presentation:style-name="Mpr185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5-twoTxTwoObj-Comparison-title" draw:layer="backgroundobjects" svg:width="0cm" svg:height="0cm" svg:x="0cm" svg:y="2.257cm" presentation:class="page"/>
        <draw:frame presentation:style-name="Master3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8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6-titleOnly-Title-Only" style:page-layout-name="PM1" draw:style-name="Mdp8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3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7" draw:style-name="Mgr14" draw:text-style-name="MP32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8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9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0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88" draw:text-style-name="MP6" draw:layer="backgroundobjects" svg:width="26.124cm" svg:height="3.89cm" svg:x="1.795cm" svg:y="1.258cm" presentation:class="title">
        <draw:text-box>
          <text:p text:style-name="MP12"><text:span text:style-name="MT13">Click to edit Master title style</text:span></text:p>
        </draw:text-box>
      </draw:frame>
      <draw:frame draw:name="Date Placeholder 2" presentation:style-name="Mpr189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3" presentation:style-name="Mpr190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4" presentation:style-name="Mpr191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6-titleOnly-Title-Only-title" draw:layer="backgroundobjects" svg:width="0cm" svg:height="0cm" svg:x="0cm" svg:y="2.257cm" presentation:class="page"/>
        <draw:frame presentation:style-name="Master3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19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7-blank-Blank" style:page-layout-name="PM1" draw:style-name="Mdp9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1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2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3" draw:style-name="Mgr15" draw:text-style-name="MP33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7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8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9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Date Placeholder 1" presentation:style-name="Mpr194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2" presentation:style-name="Mpr195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3" presentation:style-name="Mpr196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7-blank-Blank-title" draw:layer="backgroundobjects" svg:width="0cm" svg:height="0cm" svg:x="0cm" svg:y="2.257cm" presentation:class="page"/>
        <draw:frame presentation:style-name="Master3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8-objTx-Content-with-Caption" style:page-layout-name="PM1" draw:style-name="Mdp10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7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8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9" draw:style-name="Mgr16" draw:text-style-name="MP34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10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1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2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99" draw:text-style-name="MP6" draw:layer="backgroundobjects" svg:width="9.447cm" svg:height="4.022cm" svg:x="3.208cm" svg:y="4.022cm" presentation:class="title">
        <draw:text-box>
          <text:p text:style-name="MP12"><text:span text:style-name="MT25">Click to edit Master title style</text:span></text:p>
        </draw:text-box>
      </draw:frame>
      <draw:frame draw:name="Content Placeholder 2" presentation:style-name="Mpr200" draw:text-style-name="MP6" draw:layer="backgroundobjects" svg:width="14.433cm" svg:height="12.7cm" svg:x="13.291cm" svg:y="4.022cm" presentation:class="title">
        <draw:text-box>
          <text:list text:style-name="ML8">
            <text:list-item>
              <text:p text:style-name="MP20"><text:span text:style-name="MT14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5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2"><text:span text:style-name="MT16">Third level</text:span></text:p>
                      <text:list>
                        <text:list-item>
                          <text:p text:style-name="MP23"><text:span text:style-name="MT17">Fourth level</text:span></text:p>
                          <text:list>
                            <text:list-item>
                              <text:p text:style-name="MP24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01" draw:text-style-name="MP6" draw:layer="backgroundobjects" svg:width="9.447cm" svg:height="8.043cm" svg:x="3.208cm" svg:y="8.692cm" presentation:class="outline">
        <draw:text-box>
          <text:list text:style-name="ML3">
            <text:list-item>
              <text:p text:style-name="MP27"><text:span text:style-name="MT17">Click to edit Master text styles</text:span></text:p>
            </text:list-item>
          </text:list>
        </draw:text-box>
      </draw:frame>
      <draw:frame draw:name="Date Placeholder 4" presentation:style-name="Mpr202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5" presentation:style-name="Mpr203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204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8-objTx-Content-with-Caption-title" draw:layer="backgroundobjects" svg:width="0cm" svg:height="0cm" svg:x="0cm" svg:y="2.257cm" presentation:class="page"/>
        <draw:frame presentation:style-name="Master3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20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9-picTx-Picture-with-Caption" style:page-layout-name="PM1" draw:style-name="Mdp1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7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8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9" draw:style-name="Mgr17" draw:text-style-name="MP35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10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1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2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07" draw:text-style-name="MP6" draw:layer="backgroundobjects" svg:width="14.147cm" svg:height="4.374cm" svg:x="3.205cm" svg:y="5.151cm" presentation:class="title">
        <draw:text-box>
          <text:p text:style-name="MP12"><text:span text:style-name="MT26">Click to edit Master title style</text:span></text:p>
        </draw:text-box>
      </draw:frame>
      <draw:frame draw:name="Picture Placeholder 2" presentation:style-name="Mpr208" draw:text-style-name="MP6" draw:layer="backgroundobjects" svg:width="8.89cm" svg:height="12.7cm" svg:x="19.304cm" svg:y="3.175cm" presentation:class="title">
        <draw:text-box>
          <text:p text:style-name="MP36"><text:span text:style-name="MT16">Click icon to add picture</text:span></text:p>
        </draw:text-box>
      </draw:frame>
      <draw:frame draw:name="Text Placeholder 3" presentation:style-name="Mpr209" draw:text-style-name="MP6" draw:layer="backgroundobjects" svg:width="14.125cm" svg:height="3.81cm" svg:x="3.208cm" svg:y="10.16cm" presentation:class="outline">
        <draw:text-box>
          <text:list text:style-name="ML3">
            <text:list-item>
              <text:p text:style-name="MP27"><text:span text:style-name="MT17">Click to edit Master text styles</text:span></text:p>
            </text:list-item>
          </text:list>
        </draw:text-box>
      </draw:frame>
      <draw:frame draw:name="Date Placeholder 4" presentation:style-name="Mpr210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5" presentation:style-name="Mpr211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212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9-picTx-Picture-with-Caption-title" draw:layer="backgroundobjects" svg:width="0cm" svg:height="0cm" svg:x="0cm" svg:y="2.257cm" presentation:class="page"/>
        <draw:frame presentation:style-name="Master3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2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10-cust-Panoramic-Picture-with-Caption" style:page-layout-name="PM1" draw:style-name="Mdp1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7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8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9" draw:style-name="Mgr18" draw:text-style-name="MP37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10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1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2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15" draw:text-style-name="MP6" draw:layer="backgroundobjects" svg:width="24.516cm" svg:height="1.574cm" svg:x="3.208cm" svg:y="13.335cm" presentation:class="title">
        <draw:text-box>
          <text:p text:style-name="MP12"><text:span text:style-name="MT25">Click to edit Master title style</text:span></text:p>
        </draw:text-box>
      </draw:frame>
      <draw:frame draw:name="Picture Placeholder 2" presentation:style-name="Mpr216" draw:text-style-name="MP6" draw:layer="backgroundobjects" svg:width="24.516cm" svg:height="10.113cm" svg:x="3.208cm" svg:y="1.905cm" presentation:class="title">
        <draw:text-box>
          <text:p text:style-name="MP36"><text:span text:style-name="MT16">Click icon to add picture</text:span></text:p>
        </draw:text-box>
      </draw:frame>
      <draw:frame draw:name="Text Placeholder 3" presentation:style-name="Mpr217" draw:text-style-name="MP6" draw:layer="backgroundobjects" svg:width="24.516cm" svg:height="1.371cm" svg:x="3.208cm" svg:y="14.909cm" presentation:class="outline">
        <draw:text-box>
          <text:list text:style-name="ML3">
            <text:list-item>
              <text:p text:style-name="MP27"><text:span text:style-name="MT23">Click to edit Master text styles</text:span></text:p>
            </text:list-item>
          </text:list>
        </draw:text-box>
      </draw:frame>
      <draw:frame draw:name="Date Placeholder 4" presentation:style-name="Mpr218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5" presentation:style-name="Mpr219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220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10-cust-Panoramic-Picture-with-Caption-title" draw:layer="backgroundobjects" svg:width="0cm" svg:height="0cm" svg:x="0cm" svg:y="2.257cm" presentation:class="page"/>
        <draw:frame presentation:style-name="Master3-Layout10-cust-Panoramic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11-cust-Title-and-Caption" style:page-layout-name="PM1" draw:style-name="Mdp1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6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8" draw:style-name="Mgr19" draw:text-style-name="MP38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9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0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1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23" draw:text-style-name="MP6" draw:layer="backgroundobjects" svg:width="24.516cm" svg:height="5.503cm" svg:x="3.208cm" svg:y="4.022cm" presentation:class="title">
        <draw:text-box>
          <text:p text:style-name="MP12"><text:span text:style-name="MT27">Click to edit Master title style</text:span></text:p>
        </draw:text-box>
      </draw:frame>
      <draw:frame draw:name="Text Placeholder 3" presentation:style-name="Mpr224" draw:text-style-name="MP6" draw:layer="backgroundobjects" svg:width="24.516cm" svg:height="6.562cm" svg:x="3.208cm" svg:y="10.16cm" presentation:class="outline">
        <draw:text-box>
          <text:list text:style-name="ML3">
            <text:list-item>
              <text:p text:style-name="MP27"><text:span text:style-name="MT15">Click to edit Master text styles</text:span></text:p>
            </text:list-item>
          </text:list>
        </draw:text-box>
      </draw:frame>
      <draw:frame draw:name="Date Placeholder 3" presentation:style-name="Mpr225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226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27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11-cust-Title-and-Caption-title" draw:layer="backgroundobjects" svg:width="0cm" svg:height="0cm" svg:x="0cm" svg:y="2.257cm" presentation:class="page"/>
        <draw:frame presentation:style-name="Master3-Layout11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2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9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12-cust-Quote-with-Caption" style:page-layout-name="PM1" draw:style-name="Mdp1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6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7" draw:style-name="Mgr20" draw:text-style-name="MP39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8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2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3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30" draw:text-style-name="MP6" draw:layer="backgroundobjects" svg:width="22.22cm" svg:height="6.454cm" svg:x="4.374cm" svg:y="4.022cm" presentation:class="title">
        <draw:text-box>
          <text:p text:style-name="MP12"><text:span text:style-name="MT27">Click to edit Master title style</text:span></text:p>
        </draw:text-box>
      </draw:frame>
      <draw:frame draw:name="Text Placeholder 3" presentation:style-name="Mpr231" draw:text-style-name="MP6" draw:layer="backgroundobjects" svg:width="20.221cm" svg:height="0.95cm" svg:x="5.362cm" svg:y="10.475cm" presentation:class="outline">
        <draw:text-box>
          <text:list text:style-name="ML3">
            <text:list-item>
              <text:p text:style-name="MP27"><text:span text:style-name="MT28">Click to edit Master text styles</text:span></text:p>
            </text:list-item>
          </text:list>
        </draw:text-box>
      </draw:frame>
      <draw:frame draw:name="Text Placeholder 3" presentation:style-name="Mpr232" draw:text-style-name="MP6" draw:layer="backgroundobjects" svg:width="24.516cm" svg:height="4.657cm" svg:x="3.208cm" svg:y="12.085cm" presentation:class="outline">
        <draw:text-box>
          <text:list text:style-name="ML7">
            <text:list-item>
              <text:p text:style-name="MP27"><text:span text:style-name="MT15">Click to edit Master text styles</text:span></text:p>
            </text:list-item>
          </text:list>
        </draw:text-box>
      </draw:frame>
      <draw:frame draw:name="Date Placeholder 3" presentation:style-name="Mpr233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234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35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draw:frame draw:name="TextBox 11" draw:style-name="Mgr21" draw:text-style-name="MP6" draw:layer="backgroundobjects" svg:width="2.228cm" svg:height="5.472cm" svg:x="2.495cm" svg:y="2.698cm">
        <draw:text-box>
          <text:p text:style-name="MP13"><text:span text:style-name="MT29">“</text:span></text:p>
        </draw:text-box>
      </draw:frame>
      <draw:frame draw:name="TextBox 14" draw:style-name="Mgr21" draw:text-style-name="MP6" draw:layer="backgroundobjects" svg:width="2.228cm" svg:height="5.472cm" svg:x="25.918cm" svg:y="7.261cm">
        <draw:text-box>
          <text:p text:style-name="MP13"><text:span text:style-name="MT29">”</text:span></text:p>
        </draw:text-box>
      </draw:frame>
      <presentation:notes style:page-layout-name="PM0">
        <draw:page-thumbnail presentation:style-name="Master3-Layout12-cust-Quote-with-Caption-title" draw:layer="backgroundobjects" svg:width="0cm" svg:height="0cm" svg:x="0cm" svg:y="2.257cm" presentation:class="page"/>
        <draw:frame presentation:style-name="Master3-Layout12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2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13-cust-Name-Card" style:page-layout-name="PM1" draw:style-name="Mdp1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6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7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8" draw:style-name="Mgr22" draw:text-style-name="MP40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9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0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1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38" draw:text-style-name="MP6" draw:layer="backgroundobjects" svg:width="24.516cm" svg:height="4.592cm" svg:x="3.208cm" svg:y="8.678cm" presentation:class="title">
        <draw:text-box>
          <text:p text:style-name="MP12"><text:span text:style-name="MT22">Click to edit Master title style</text:span></text:p>
        </draw:text-box>
      </draw:frame>
      <draw:frame draw:name="Text Placeholder 2" presentation:style-name="Mpr239" draw:text-style-name="MP6" draw:layer="backgroundobjects" svg:width="24.516cm" svg:height="2.39cm" svg:x="3.208cm" svg:y="13.271cm" presentation:class="outline">
        <draw:text-box>
          <text:list text:style-name="ML3">
            <text:list-item>
              <text:p text:style-name="MP27"><text:span text:style-name="MT30">Click to edit Master text styles</text:span></text:p>
            </text:list-item>
          </text:list>
        </draw:text-box>
      </draw:frame>
      <draw:frame draw:name="Date Placeholder 3" presentation:style-name="Mpr240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241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42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13-cust-Name-Card-title" draw:layer="backgroundobjects" svg:width="0cm" svg:height="0cm" svg:x="0cm" svg:y="2.257cm" presentation:class="page"/>
        <draw:frame presentation:style-name="Master3-Layout13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2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14-cust-3-Column" style:page-layout-name="PM1" draw:style-name="Mdp16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7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8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9" draw:style-name="Mgr23" draw:text-style-name="MP41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10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1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2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45" draw:text-style-name="MP6" draw:layer="backgroundobjects" svg:width="26.124cm" svg:height="3.89cm" svg:x="1.795cm" svg:y="1.258cm" presentation:class="title">
        <draw:text-box>
          <text:p text:style-name="MP12"><text:span text:style-name="MT13">Click to edit Master title style</text:span></text:p>
        </draw:text-box>
      </draw:frame>
      <draw:frame draw:name="Text Placeholder 2" presentation:style-name="Mpr246" draw:text-style-name="MP6" draw:layer="backgroundobjects" svg:width="8.186cm" svg:height="1.601cm" svg:x="1.758cm" svg:y="5.503cm" presentation:class="outline">
        <draw:text-box>
          <text:list text:style-name="ML3">
            <text:list-item>
              <text:p text:style-name="MP27"><text:span text:style-name="MT24">Click to edit Master text styles</text:span></text:p>
            </text:list-item>
          </text:list>
        </draw:text-box>
      </draw:frame>
      <draw:frame draw:name="Text Placeholder 3" presentation:style-name="Mpr247" draw:text-style-name="MP6" draw:layer="backgroundobjects" svg:width="8.132cm" svg:height="9.97cm" svg:x="1.812cm" svg:y="7.408cm" presentation:class="outline">
        <draw:text-box>
          <text:list text:style-name="ML7">
            <text:list-item>
              <text:p text:style-name="MP27"><text:span text:style-name="MT17">Click to edit Master text styles</text:span></text:p>
            </text:list-item>
          </text:list>
        </draw:text-box>
      </draw:frame>
      <draw:frame draw:name="Text Placeholder 4" presentation:style-name="Mpr246" draw:text-style-name="MP6" draw:layer="backgroundobjects" svg:width="8.156cm" svg:height="1.601cm" svg:x="10.788cm" svg:y="5.503cm" presentation:class="outline">
        <draw:text-box>
          <text:list text:style-name="ML7">
            <text:list-item>
              <text:p text:style-name="MP27"><text:span text:style-name="MT24">Click to edit Master text styles</text:span></text:p>
            </text:list-item>
          </text:list>
        </draw:text-box>
      </draw:frame>
      <draw:frame draw:name="Text Placeholder 3" presentation:style-name="Mpr247" draw:text-style-name="MP6" draw:layer="backgroundobjects" svg:width="8.186cm" svg:height="9.97cm" svg:x="10.759cm" svg:y="7.408cm" presentation:class="outline">
        <draw:text-box>
          <text:list text:style-name="ML7">
            <text:list-item>
              <text:p text:style-name="MP27"><text:span text:style-name="MT17">Click to edit Master text styles</text:span></text:p>
            </text:list-item>
          </text:list>
        </draw:text-box>
      </draw:frame>
      <draw:frame draw:name="Text Placeholder 4" presentation:style-name="Mpr246" draw:text-style-name="MP6" draw:layer="backgroundobjects" svg:width="8.145cm" svg:height="1.601cm" svg:x="19.791cm" svg:y="5.503cm" presentation:class="outline">
        <draw:text-box>
          <text:list text:style-name="ML7">
            <text:list-item>
              <text:p text:style-name="MP27"><text:span text:style-name="MT24">Click to edit Master text styles</text:span></text:p>
            </text:list-item>
          </text:list>
        </draw:text-box>
      </draw:frame>
      <draw:frame draw:name="Text Placeholder 3" presentation:style-name="Mpr247" draw:text-style-name="MP6" draw:layer="backgroundobjects" svg:width="8.145cm" svg:height="9.97cm" svg:x="19.791cm" svg:y="7.408cm" presentation:class="outline">
        <draw:text-box>
          <text:list text:style-name="ML7">
            <text:list-item>
              <text:p text:style-name="MP27"><text:span text:style-name="MT17">Click to edit Master text styles</text:span></text:p>
            </text:list-item>
          </text:list>
        </draw:text-box>
      </draw:frame>
      <draw:connector draw:name="Straight Connector 16" draw:style-name="Mgr24" draw:text-style-name="MP17" draw:layer="backgroundobjects" draw:type="line" svg:x1="10.35cm" svg:y1="5.927cm" svg:x2="10.35cm" svg:y2="16.933cm" svg:d="M10350 5927v11006" svg:viewBox="0 0 1 11007">
        <text:p/>
      </draw:connector>
      <draw:connector draw:name="Straight Connector 17" draw:style-name="Mgr24" draw:text-style-name="MP17" draw:layer="backgroundobjects" draw:type="line" svg:x1="19.34cm" svg:y1="5.927cm" svg:x2="19.34cm" svg:y2="16.946cm" svg:d="M19340 5927v11019" svg:viewBox="0 0 1 11020">
        <text:p/>
      </draw:connector>
      <draw:frame draw:name="Date Placeholder 3" presentation:style-name="Mpr248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249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50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14-cust-3-Column-title" draw:layer="backgroundobjects" svg:width="0cm" svg:height="0cm" svg:x="0cm" svg:y="2.257cm" presentation:class="page"/>
        <draw:frame presentation:style-name="Master3-Layout14-cust-3-Column-notes" draw:layer="backgroundobjects" svg:width="16.799cm" svg:height="13.364cm" svg:x="2.1cm" svg:y="14.107cm" presentation:class="notes" presentation:placeholder="true">
          <draw:text-box/>
        </draw:frame>
        <draw:frame presentation:style-name="Mpr2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15-cust-3-Picture-Column" style:page-layout-name="PM1" draw:style-name="Mdp17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7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8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9" draw:style-name="Mgr25" draw:text-style-name="MP42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10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1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2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53" draw:text-style-name="MP6" draw:layer="backgroundobjects" svg:width="26.124cm" svg:height="3.89cm" svg:x="1.795cm" svg:y="1.258cm" presentation:class="title">
        <draw:text-box>
          <text:p text:style-name="MP12"><text:span text:style-name="MT13">Click to edit Master title style</text:span></text:p>
        </draw:text-box>
      </draw:frame>
      <draw:frame draw:name="Text Placeholder 2" presentation:style-name="Mpr254" draw:text-style-name="MP6" draw:layer="backgroundobjects" svg:width="8.167cm" svg:height="1.601cm" svg:x="1.812cm" svg:y="11.808cm" presentation:class="outline">
        <draw:text-box>
          <text:list text:style-name="ML3">
            <text:list-item>
              <text:p text:style-name="MP27"><text:span text:style-name="MT24">Click to edit Master text styles</text:span></text:p>
            </text:list-item>
          </text:list>
        </draw:text-box>
      </draw:frame>
      <draw:frame draw:name="Picture Placeholder 2" presentation:style-name="Mpr255" draw:text-style-name="MP6" draw:layer="backgroundobjects" svg:width="8.167cm" svg:height="4.233cm" svg:x="1.812cm" svg:y="6.138cm" presentation:class="title">
        <draw:text-box>
          <text:p text:style-name="MP36"><text:span text:style-name="MT16">Click icon to add picture</text:span></text:p>
        </draw:text-box>
      </draw:frame>
      <draw:frame draw:name="Text Placeholder 3" presentation:style-name="Mpr256" draw:text-style-name="MP6" draw:layer="backgroundobjects" svg:width="8.167cm" svg:height="1.831cm" svg:x="1.812cm" svg:y="13.409cm" presentation:class="outline">
        <draw:text-box>
          <text:list text:style-name="ML7">
            <text:list-item>
              <text:p text:style-name="MP27"><text:span text:style-name="MT17">Click to edit Master text styles</text:span></text:p>
            </text:list-item>
          </text:list>
        </draw:text-box>
      </draw:frame>
      <draw:frame draw:name="Text Placeholder 4" presentation:style-name="Mpr254" draw:text-style-name="MP6" draw:layer="backgroundobjects" svg:width="8.14cm" svg:height="1.601cm" svg:x="10.804cm" svg:y="11.808cm" presentation:class="outline">
        <draw:text-box>
          <text:list text:style-name="ML7">
            <text:list-item>
              <text:p text:style-name="MP27"><text:span text:style-name="MT24">Click to edit Master text styles</text:span></text:p>
            </text:list-item>
          </text:list>
        </draw:text-box>
      </draw:frame>
      <draw:frame draw:name="Picture Placeholder 2" presentation:style-name="Mpr255" draw:text-style-name="MP6" draw:layer="backgroundobjects" svg:width="8.14cm" svg:height="4.233cm" svg:x="10.804cm" svg:y="6.138cm" presentation:class="title">
        <draw:text-box>
          <text:p text:style-name="MP36"><text:span text:style-name="MT16">Click icon to add picture</text:span></text:p>
        </draw:text-box>
      </draw:frame>
      <draw:frame draw:name="Text Placeholder 3" presentation:style-name="Mpr256" draw:text-style-name="MP6" draw:layer="backgroundobjects" svg:width="8.151cm" svg:height="1.831cm" svg:x="10.8cm" svg:y="13.409cm" presentation:class="outline">
        <draw:text-box>
          <text:list text:style-name="ML7">
            <text:list-item>
              <text:p text:style-name="MP27"><text:span text:style-name="MT17">Click to edit Master text styles</text:span></text:p>
            </text:list-item>
          </text:list>
        </draw:text-box>
      </draw:frame>
      <draw:frame draw:name="Text Placeholder 4" presentation:style-name="Mpr254" draw:text-style-name="MP6" draw:layer="backgroundobjects" svg:width="8.145cm" svg:height="1.601cm" svg:x="19.791cm" svg:y="11.808cm" presentation:class="outline">
        <draw:text-box>
          <text:list text:style-name="ML7">
            <text:list-item>
              <text:p text:style-name="MP27"><text:span text:style-name="MT24">Click to edit Master text styles</text:span></text:p>
            </text:list-item>
          </text:list>
        </draw:text-box>
      </draw:frame>
      <draw:frame draw:name="Picture Placeholder 2" presentation:style-name="Mpr255" draw:text-style-name="MP6" draw:layer="backgroundobjects" svg:width="8.145cm" svg:height="4.233cm" svg:x="19.791cm" svg:y="6.138cm" presentation:class="title">
        <draw:text-box>
          <text:p text:style-name="MP36"><text:span text:style-name="MT16">Click icon to add picture</text:span></text:p>
        </draw:text-box>
      </draw:frame>
      <draw:frame draw:name="Text Placeholder 3" presentation:style-name="Mpr256" draw:text-style-name="MP6" draw:layer="backgroundobjects" svg:width="8.156cm" svg:height="1.831cm" svg:x="19.79cm" svg:y="13.409cm" presentation:class="outline">
        <draw:text-box>
          <text:list text:style-name="ML7">
            <text:list-item>
              <text:p text:style-name="MP27"><text:span text:style-name="MT17">Click to edit Master text styles</text:span></text:p>
            </text:list-item>
          </text:list>
        </draw:text-box>
      </draw:frame>
      <draw:connector draw:name="Straight Connector 18" draw:style-name="Mgr24" draw:text-style-name="MP17" draw:layer="backgroundobjects" draw:type="line" svg:x1="10.35cm" svg:y1="5.927cm" svg:x2="10.35cm" svg:y2="16.933cm" svg:d="M10350 5927v11006" svg:viewBox="0 0 1 11007">
        <text:p/>
      </draw:connector>
      <draw:connector draw:name="Straight Connector 19" draw:style-name="Mgr24" draw:text-style-name="MP17" draw:layer="backgroundobjects" draw:type="line" svg:x1="19.34cm" svg:y1="5.927cm" svg:x2="19.34cm" svg:y2="16.946cm" svg:d="M19340 5927v11019" svg:viewBox="0 0 1 11020">
        <text:p/>
      </draw:connector>
      <draw:frame draw:name="Date Placeholder 3" presentation:style-name="Mpr257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258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59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15-cust-3-Picture-Column-title" draw:layer="backgroundobjects" svg:width="0cm" svg:height="0cm" svg:x="0cm" svg:y="2.257cm" presentation:class="page"/>
        <draw:frame presentation:style-name="Master3-Layout15-cust-3-Picture-Column-notes" draw:layer="backgroundobjects" svg:width="16.799cm" svg:height="13.364cm" svg:x="2.1cm" svg:y="14.107cm" presentation:class="notes" presentation:placeholder="true">
          <draw:text-box/>
        </draw:frame>
        <draw:frame presentation:style-name="Mpr2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1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16-vertTx-Title-and-Vertical-Text" style:page-layout-name="PM1" draw:style-name="Mdp18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6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7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8" draw:style-name="Mgr26" draw:text-style-name="MP43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9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0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1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62" draw:text-style-name="MP6" draw:layer="backgroundobjects" svg:width="26.124cm" svg:height="3.89cm" svg:x="1.795cm" svg:y="1.258cm" presentation:class="title">
        <draw:text-box>
          <text:p text:style-name="MP12"><text:span text:style-name="MT13">Click to edit Master title style</text:span></text:p>
        </draw:text-box>
      </draw:frame>
      <draw:frame draw:name="Vertical Text Placeholder 2" presentation:style-name="Mpr263" draw:text-style-name="MP6" draw:layer="backgroundobjects" svg:width="24.852cm" svg:height="11.654cm" svg:x="3.065cm" svg:y="5.703cm" presentation:class="outline">
        <draw:text-box>
          <text:list text:style-name="ML3">
            <text:list-item>
              <text:p text:style-name="MP20"><text:span text:style-name="MT14">Click to edit Master text styles</text:span></text:p>
              <text:list>
                <text:list-item>
                  <text:p text:style-name="MP21"><text:span text:style-name="MT15">Second level</text:span></text:p>
                  <text:list>
                    <text:list-item>
                      <text:p text:style-name="MP22"><text:span text:style-name="MT16">Third level</text:span></text:p>
                      <text:list>
                        <text:list-item>
                          <text:p text:style-name="MP23"><text:span text:style-name="MT17">Fourth level</text:span></text:p>
                          <text:list>
                            <text:list-item>
                              <text:p text:style-name="MP24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4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265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66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16-vertTx-Title-and-Vertical-Text-title" draw:layer="backgroundobjects" svg:width="0cm" svg:height="0cm" svg:x="0cm" svg:y="2.257cm" presentation:class="page"/>
        <draw:frame presentation:style-name="Master3-Layout16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26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3-Layout17-vertTitleAndTx-Vertical-Title-and-Text" style:page-layout-name="PM1" draw:style-name="Mdp19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6" draw:style-name="Mgr3" draw:text-style-name="MP17" draw:layer="Master3-bg" svg:width="11.214cm" svg:height="11.634cm" svg:x="0cm" svg:y="7.416cm">
        <draw:image xlink:href="Pictures/10000001000002AF000002AF5CB6E65F.png" xlink:type="simple" xlink:show="embed" xlink:actuate="onLoad" draw:mime-type="image/png">
          <text:p/>
        </draw:image>
      </draw:frame>
      <draw:frame draw:name="Picture 7" draw:style-name="Mgr4" draw:text-style-name="MP17" draw:layer="Master3-bg" svg:width="4.229cm" svg:height="6.571cm" svg:x="0cm" svg:y="8.034cm">
        <draw:image xlink:href="Pictures/100000010000018400000184ABB11A0F.png" xlink:type="simple" xlink:show="embed" xlink:actuate="onLoad" draw:mime-type="image/png">
          <text:p/>
        </draw:image>
      </draw:frame>
      <draw:custom-shape draw:name="Oval 8" draw:style-name="Mgr27" draw:text-style-name="MP44" draw:layer="Master3-bg" svg:width="7.832cm" svg:height="7.832cm" svg:x="23.914cm" svg:y="4.657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name="Picture 9" draw:style-name="Mgr6" draw:text-style-name="MP17" draw:layer="Master3-bg" svg:width="4.454cm" svg:height="3.171cm" svg:x="22.221cm" svg:y="0cm">
        <draw:image xlink:href="Pictures/10000001000001070000010777EA4F09.png" xlink:type="simple" xlink:show="embed" xlink:actuate="onLoad" draw:mime-type="image/png">
          <text:p/>
        </draw:image>
      </draw:frame>
      <draw:frame draw:name="Picture 10" draw:style-name="Mgr7" draw:text-style-name="MP17" draw:layer="Master3-bg" svg:width="2.76cm" svg:height="2.117cm" svg:x="23.905cm" svg:y="16.933cm">
        <draw:image xlink:href="Pictures/10000001000000A3000000A3E2943FBC.png" xlink:type="simple" xlink:show="embed" xlink:actuate="onLoad" draw:mime-type="image/png">
          <text:p/>
        </draw:image>
      </draw:frame>
      <draw:custom-shape draw:name="Rectangle 11" draw:style-name="Mgr8" draw:text-style-name="MP19" draw:layer="Master3-bg" svg:width="1.905cm" svg:height="3.175cm" svg:x="28.994cm" svg:y="0cm">
        <text:p/>
        <draw:enhanced-geometry svg:viewBox="0 0 21600 21600" draw:type="non-primitive" draw:enhanced-path="M 0 0 L 21600 0 21600 21600 0 21600 Z N"/>
      </draw:custom-shape>
      <draw:frame draw:name="Vertical Title 1" presentation:style-name="Mpr269" draw:text-style-name="MP6" draw:layer="backgroundobjects" svg:width="4.868cm" svg:height="16.184cm" svg:x="23.067cm" svg:y="1.195cm" presentation:class="title">
        <draw:text-box>
          <text:p text:style-name="MP12"><text:span text:style-name="MT13">Click to edit Master title style</text:span></text:p>
        </draw:text-box>
      </draw:frame>
      <draw:frame draw:name="Vertical Text Placeholder 2" presentation:style-name="Mpr270" draw:text-style-name="MP6" draw:layer="backgroundobjects" svg:width="20.62cm" svg:height="14.914cm" svg:x="1.812cm" svg:y="2.465cm" presentation:class="outline">
        <draw:text-box>
          <text:list text:style-name="ML3">
            <text:list-item>
              <text:p text:style-name="MP20"><text:span text:style-name="MT14">Click to edit Master text styles</text:span></text:p>
              <text:list>
                <text:list-item>
                  <text:p text:style-name="MP21"><text:span text:style-name="MT15">Second level</text:span></text:p>
                  <text:list>
                    <text:list-item>
                      <text:p text:style-name="MP22"><text:span text:style-name="MT16">Third level</text:span></text:p>
                      <text:list>
                        <text:list-item>
                          <text:p text:style-name="MP23"><text:span text:style-name="MT17">Fourth level</text:span></text:p>
                          <text:list>
                            <text:list-item>
                              <text:p text:style-name="MP24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1" draw:text-style-name="MP6" draw:layer="backgroundobjects" svg:width="2.752cm" svg:height="0.847cm" draw:transform="rotate (-1.5707963267949) translate (30.009cm 4.022cm)" presentation:class="date-time">
        <draw:text-box>
          <text:p text:style-name="MP12"><text:span text:style-name="MT18"><text:date style:data-style-name="D4" text:date-value="2025-03-27">27.03.2025</text:date></text:span></text:p>
        </draw:text-box>
      </draw:frame>
      <draw:frame draw:name="Footer Placeholder 4" presentation:style-name="Mpr272" draw:text-style-name="MP6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73" draw:text-style-name="MP6" draw:layer="backgroundobjects" svg:width="2.328cm" svg:height="2.132cm" svg:x="28.757cm" svg:y="0.821cm" presentation:class="page-number">
        <draw:text-box>
          <text:p text:style-name="MP25"><text:span text:style-name="MT19"><text:page-number>1</text:page-number></text:span></text:p>
        </draw:text-box>
      </draw:frame>
      <presentation:notes style:page-layout-name="PM0">
        <draw:page-thumbnail presentation:style-name="Master3-Layout17-vertTitleAndTx-Vertical-Title-and-Text-title" draw:layer="backgroundobjects" svg:width="0cm" svg:height="0cm" svg:x="0cm" svg:y="2.257cm" presentation:class="page"/>
        <draw:frame presentation:style-name="Master3-Layout17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27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5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5.2$Windows_X86_64 LibreOffice_project/fddf2685c70b461e7832239a0162a77216259f22</meta:generator>
    <dc:title/>
    <meta:initial-creator>fredrg2904@osloskolen.no</meta:initial-creator>
    <meta:creation-date>2025-03-21T18:29:11Z</meta:creation-date>
    <dc:date>2025-03-27T15:34:23.728000000</dc:date>
    <meta:editing-cycles>2</meta:editing-cycles>
    <meta:editing-duration>PT6M4S</meta:editing-duration>
    <meta:document-statistic meta:object-count="620"/>
  </office:meta>
</office:document-meta>
</file>